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87A3909620DB5417.png" manifest:media-type="image/png"/>
  <manifest:file-entry manifest:full-path="Pictures/10000201000000C8000000C8DD198B39A4A36A16.png" manifest:media-type="image/png"/>
  <manifest:file-entry manifest:full-path="Pictures/10000201000000C8000000C8B20660F2964A6FDA.png" manifest:media-type="image/png"/>
  <manifest:file-entry manifest:full-path="Pictures/10000201000000C8000000C8555D1428017B9E3B.png" manifest:media-type="image/png"/>
  <manifest:file-entry manifest:full-path="Pictures/10000201000000C8000000C859B939E0A8CB7598.png" manifest:media-type="image/png"/>
  <manifest:file-entry manifest:full-path="Pictures/10000201000000C8000000C8EDA21DA58B3E243C.png" manifest:media-type="image/png"/>
  <manifest:file-entry manifest:full-path="Pictures/10000201000000C8000000C8E0DFA208E614BC5A.png" manifest:media-type="image/png"/>
  <manifest:file-entry manifest:full-path="Pictures/10000201000000C8000000C894A3048483E21881.png" manifest:media-type="image/png"/>
  <manifest:file-entry manifest:full-path="Pictures/10000201000000C8000000C8E72BAB823DAD692E.png" manifest:media-type="image/png"/>
  <manifest:file-entry manifest:full-path="Pictures/10000201000000C8000000C8D16985F2D5C240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692cm" fo:min-width="42.426cm" style:protect="position size"/>
    </style:style>
    <style:style style:name="gr2" style:family="graphic" style:parent-style-name="standard">
      <style:graphic-properties svg:stroke-width="0.212cm" svg:stroke-color="#0000aa" draw:marker-start-width="0.518cm" draw:marker-end-width="0.518cm" svg:stroke-opacity="100%" draw:fill-color="#0000aa" draw:opacity="100%" draw:textarea-horizontal-align="justify" draw:textarea-vertical-align="middle" draw:auto-grow-height="false" fo:min-height="0.808cm" fo:min-width="3.098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18.847cm" fo:min-width="23.123cm" fo:padding-top="0.125cm" fo:padding-bottom="0.125cm" fo:padding-left="0.25cm" fo:padding-right="0.25cm" fo:wrap-option="wrap" style:protect="position size"/>
    </style:style>
    <style:style style:name="gr4" style:family="graphic" style:parent-style-name="standard">
      <style:graphic-properties svg:stroke-width="0.282cm" svg:stroke-color="#000000" draw:marker-start-width="0.622cm" draw:marker-end-width="0.622cm" draw:fill="solid" draw:fill-color="#ffffff" draw:textarea-horizontal-align="justify" draw:textarea-vertical-align="middle" draw:auto-grow-height="false" fo:min-height="2.418cm" fo:min-width="2.097cm" fo:padding-top="0.265cm" fo:padding-bottom="0.265cm" fo:padding-left="0.39cm" fo:padding-right="0.39cm"/>
    </style:style>
    <style:style style:name="gr5" style:family="graphic" style:parent-style-name="standard">
      <style:graphic-properties svg:stroke-width="0.282cm" svg:stroke-color="#000000" draw:marker-start-width="0.622cm" draw:marker-end-width="0.622cm" draw:fill="solid" draw:fill-color="#ffffff" draw:textarea-horizontal-align="justify" draw:textarea-vertical-align="middle" draw:auto-grow-height="false" fo:min-height="0.612cm" fo:min-width="0.722cm" fo:padding-top="0.265cm" fo:padding-bottom="0.265cm" fo:padding-left="0.39cm" fo:padding-right="0.39cm"/>
    </style:style>
    <style:style style:name="gr6" style:family="graphic" style:parent-style-name="standard">
      <style:graphic-properties svg:stroke-width="0.282cm" svg:stroke-color="#ffffff" draw:marker-start-width="0.622cm" draw:marker-end-width="0.622cm" draw:fill-color="#ffffff" draw:textarea-horizontal-align="justify" draw:textarea-vertical-align="middle" draw:auto-grow-height="false" fo:min-height="1.086cm" fo:min-width="0.004cm" fo:padding-top="0.265cm" fo:padding-bottom="0.265cm" fo:padding-left="0.39cm" fo:padding-right="0.39cm"/>
    </style:style>
    <style:style style:name="gr7" style:family="graphic" style:parent-style-name="standard">
      <style:graphic-properties svg:stroke-color="#000000" svg:stroke-opacity="60%" draw:fill-color="#000000" draw:textarea-horizontal-align="justify" draw:textarea-vertical-align="middle" draw:auto-grow-height="false" fo:min-height="2.681cm" fo:min-width="2.307cm"/>
    </style:style>
    <style:style style:name="gr8" style:family="graphic" style:parent-style-name="standard">
      <style:graphic-properties svg:stroke-color="#000000" svg:stroke-opacity="60%" draw:fill-color="#000000" draw:textarea-horizontal-align="justify" draw:textarea-vertical-align="middle" draw:auto-grow-height="false" fo:min-height="0.027cm" fo:min-width="0.659cm"/>
    </style:style>
    <style:style style:name="gr9" style:family="graphic" style:parent-style-name="standard">
      <style:graphic-properties svg:stroke-color="#000000" svg:stroke-opacity="60%" draw:fill-color="#000000" draw:textarea-horizontal-align="justify" draw:textarea-vertical-align="middle" draw:auto-grow-height="false" fo:min-height="0.057cm" fo:min-width="0.68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4.068cm" fo:min-width="3.818cm"/>
    </style:style>
    <style:style style:name="gr11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2.129cm" fo:min-width="1.26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2.864cm" fo:min-width="1.97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2.428cm" fo:min-width="1.6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0.219cm" fo:min-width="0.73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0.163cm" fo:min-width="0.20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2.129cm" fo:min-width="1.26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1.737cm" fo:min-width="1.10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0.099cm" fo:min-width="0.40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0.056cm" fo:min-width="0.01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282cm" svg:stroke-color="#ffffff" draw:fill="none" draw:fill-color="#ffffff" draw:textarea-vertical-align="middle" draw:auto-grow-height="false" draw:fit-to-size="false" style:shrink-to-fit="false" fo:min-height="2.691cm" fo:min-width="1.97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2.691cm" fo:min-width="1.97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282cm" svg:stroke-color="#ffffff" draw:fill="solid" draw:fill-color="#ffffff" draw:textarea-vertical-align="middle" draw:auto-grow-height="false" draw:fit-to-size="false" style:shrink-to-fit="false" fo:min-height="2.428cm" fo:min-width="1.69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282cm" svg:stroke-color="#ffffff" draw:fill="solid" draw:fill-color="#ffffff" draw:textarea-vertical-align="middle" draw:auto-grow-height="false" draw:fit-to-size="false" style:shrink-to-fit="false" fo:min-height="0.219cm" fo:min-width="0.735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282cm" svg:stroke-color="#ffffff" draw:fill="solid" draw:fill-color="#ffffff" draw:textarea-vertical-align="middle" draw:auto-grow-height="false" draw:fit-to-size="false" style:shrink-to-fit="false" fo:min-height="0.163cm" fo:min-width="0.20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2.428cm" fo:min-width="1.69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0.219cm" fo:min-width="0.73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0.163cm" fo:min-width="0.20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0.74cm" fo:min-width="0.5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0.009cm" fo:min-width="0.55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282cm" svg:stroke-color="#000000" draw:stroke-linejoin="miter" draw:fill="solid" draw:fill-color="#ffffff" draw:textarea-vertical-align="middle" draw:auto-grow-height="false" draw:fit-to-size="false" style:shrink-to-fit="false" fo:min-height="2.068cm" fo:min-width="0.57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282cm" svg:stroke-color="#000000" draw:fill="solid" draw:fill-color="#000000" draw:textarea-vertical-align="middle" draw:auto-grow-height="false" draw:fit-to-size="false" style:shrink-to-fit="false" fo:min-height="0.208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282cm" svg:stroke-color="#000000" draw:stroke-linejoin="miter" draw:fill="solid" draw:fill-color="#ffffff" draw:textarea-vertical-align="middle" draw:auto-grow-height="false" draw:fit-to-size="false" style:shrink-to-fit="false" fo:min-height="0cm" fo:min-width="0.578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style:shrink-to-fit="false" fo:min-height="0cm" fo:min-width="2.85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0.94cm" fo:min-width="0.56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3.307cm" fo:min-width="2.358cm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width="0.282cm" svg:stroke-color="#ffffff" draw:marker-start-width="0.621cm" draw:marker-end-width="0.621cm" draw:fill-color="#ffffff" draw:textarea-horizontal-align="justify" draw:textarea-vertical-align="middle" draw:auto-grow-height="false" fo:min-height="1.09cm" fo:min-width="0.84cm" fo:padding-top="0.264cm" fo:padding-bottom="0.264cm" fo:padding-left="0.389cm" fo:padding-right="0.389cm"/>
    </style:style>
    <style:style style:name="gr37" style:family="graphic" style:parent-style-name="standard">
      <style:graphic-properties svg:stroke-width="0.282cm" svg:stroke-color="#000000" draw:marker-start-width="0.621cm" draw:marker-end-width="0.621cm" draw:fill-color="#ffffff" draw:textarea-horizontal-align="justify" draw:textarea-vertical-align="middle" draw:auto-grow-height="false" fo:min-height="0.802cm" fo:min-width="0.552cm" fo:padding-top="0.264cm" fo:padding-bottom="0.264cm" fo:padding-left="0.389cm" fo:padding-right="0.389cm"/>
    </style:style>
    <style:style style:name="gr38" style:family="graphic" style:parent-style-name="standard">
      <style:graphic-properties draw:stroke="none" svg:stroke-opacity="0%" draw:fill="none" draw:textarea-horizontal-align="justify" draw:textarea-vertical-align="middle" draw:auto-grow-height="false" fo:min-height="1.528cm" fo:min-width="1.41cm"/>
    </style:style>
    <style:style style:name="gr39" style:family="graphic" style:parent-style-name="standard">
      <style:graphic-properties svg:stroke-width="0.282cm" svg:stroke-color="#000000" draw:marker-start-width="0.622cm" draw:marker-end-width="0.622cm" draw:fill="solid" draw:fill-color="#ffffff" draw:textarea-horizontal-align="justify" draw:textarea-vertical-align="middle" draw:auto-grow-height="false" fo:min-height="1.28cm" fo:min-width="0.9cm" fo:padding-top="0.265cm" fo:padding-bottom="0.265cm" fo:padding-left="0.39cm" fo:padding-right="0.39cm"/>
    </style:style>
    <style:style style:name="gr40" style:family="graphic" style:parent-style-name="standard">
      <style:graphic-properties svg:stroke-width="0.282cm" svg:stroke-color="#000000" draw:marker-start-width="0.622cm" draw:marker-end-width="0.622cm" draw:fill="solid" draw:fill-color="#ffffff" draw:textarea-horizontal-align="justify" draw:textarea-vertical-align="middle" draw:auto-grow-height="false" fo:min-height="0.171cm" fo:min-width="0.097cm" fo:padding-top="0.265cm" fo:padding-bottom="0.265cm" fo:padding-left="0.39cm" fo:padding-right="0.39cm"/>
    </style:style>
    <style:style style:name="gr41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1.086cm" fo:min-width="0.004cm" fo:padding-top="0.265cm" fo:padding-bottom="0.265cm" fo:padding-left="0.39cm" fo:padding-right="0.39cm"/>
    </style:style>
    <style:style style:name="gr42" style:family="graphic" style:parent-style-name="standard">
      <style:graphic-properties svg:stroke-width="0.282cm" svg:stroke-color="#000000" draw:marker-start-width="0.622cm" draw:marker-end-width="0.622cm" draw:fill="solid" draw:fill-color="#ffffff" draw:textarea-horizontal-align="justify" draw:textarea-vertical-align="middle" draw:auto-grow-height="false" fo:min-height="1.91cm" fo:min-width="2.097cm" fo:padding-top="0.265cm" fo:padding-bottom="0.265cm" fo:padding-left="0.39cm" fo:padding-right="0.39cm"/>
    </style:style>
    <style:style style:name="gr43" style:family="graphic" style:parent-style-name="standard">
      <style:graphic-properties svg:stroke-width="0.282cm" svg:stroke-color="#000000" draw:marker-start-width="0.622cm" draw:marker-end-width="0.622cm" draw:fill="solid" draw:fill-color="#ffffff" draw:textarea-horizontal-align="justify" draw:textarea-vertical-align="middle" draw:auto-grow-height="false" fo:min-height="0.355cm" fo:min-width="0.722cm" fo:padding-top="0.265cm" fo:padding-bottom="0.265cm" fo:padding-left="0.39cm" fo:padding-right="0.39cm"/>
    </style:style>
    <style:style style:name="gr44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1.314cm" fo:min-width="0cm" fo:padding-top="0.265cm" fo:padding-bottom="0.265cm" fo:padding-left="0.39cm" fo:padding-right="0.39cm"/>
    </style:style>
    <style:style style:name="gr45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2.691cm" fo:min-width="2.253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2.71cm" fo:min-width="2.261cm" fo:padding-top="0.125cm" fo:padding-bottom="0.125cm" fo:padding-left="0.25cm" fo:padding-right="0.25cm" fo:wrap-option="wrap"/>
    </style:style>
    <style:style style:name="gr47" style:family="graphic" style:parent-style-name="standard">
      <style:graphic-properties svg:stroke-width="0.282cm" svg:stroke-color="#000000" draw:marker-start-width="0.622cm" draw:marker-end-width="0.622cm" draw:fill="none" draw:fill-color="#ffffff" draw:textarea-horizontal-align="justify" draw:textarea-vertical-align="middle" draw:auto-grow-height="false" fo:min-height="1.28cm" fo:min-width="0.9cm" fo:padding-top="0.265cm" fo:padding-bottom="0.265cm" fo:padding-left="0.39cm" fo:padding-right="0.39cm"/>
    </style:style>
    <style:style style:name="gr48" style:family="graphic" style:parent-style-name="standard">
      <style:graphic-properties svg:stroke-width="0.282cm" svg:stroke-color="#000000" draw:marker-start-width="0.622cm" draw:marker-end-width="0.622cm" draw:fill="none" draw:fill-color="#ffffff" draw:textarea-horizontal-align="justify" draw:textarea-vertical-align="middle" draw:auto-grow-height="false" fo:min-height="0.171cm" fo:min-width="0.097cm" fo:padding-top="0.265cm" fo:padding-bottom="0.265cm" fo:padding-left="0.39cm" fo:padding-right="0.39cm"/>
    </style:style>
    <style:style style:name="gr49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1.208cm" fo:min-width="0cm" fo:padding-top="0.265cm" fo:padding-bottom="0.265cm" fo:padding-left="0.39cm" fo:padding-right="0.39cm"/>
    </style:style>
    <style:style style:name="gr50" style:family="graphic" style:parent-style-name="standard">
      <style:graphic-properties svg:stroke-width="0.282cm" svg:stroke-color="#000000" draw:marker-start-width="0.622cm" draw:marker-end-width="0.622cm" draw:fill="solid" draw:fill-color="#000000" draw:textarea-horizontal-align="justify" draw:textarea-vertical-align="middle" draw:auto-grow-height="false" fo:min-height="1.28cm" fo:min-width="0.9cm" fo:padding-top="0.265cm" fo:padding-bottom="0.265cm" fo:padding-left="0.39cm" fo:padding-right="0.39cm"/>
    </style:style>
    <style:style style:name="gr51" style:family="graphic" style:parent-style-name="standard">
      <style:graphic-properties svg:stroke-width="0.282cm" svg:stroke-color="#ffffff" draw:marker-start-width="0.622cm" draw:marker-end-width="0.622cm" draw:fill="solid" draw:fill-color="#000000" draw:textarea-horizontal-align="justify" draw:textarea-vertical-align="middle" draw:auto-grow-height="false" fo:min-height="0.445cm" fo:min-width="0.347cm" fo:padding-top="0.265cm" fo:padding-bottom="0.265cm" fo:padding-left="0.39cm" fo:padding-right="0.39cm"/>
    </style:style>
    <style:style style:name="gr52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3.248cm" fo:min-width="2.358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textarea-horizontal-align="justify" draw:textarea-vertical-align="middle" draw:auto-grow-height="false" fo:min-height="2.036cm" fo:min-width="48.014cm"/>
    </style:style>
    <style:style style:name="gr54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0.801cm" fo:min-width="0cm" fo:padding-top="0.265cm" fo:padding-bottom="0.265cm" fo:padding-left="0.39cm" fo:padding-right="0.39cm"/>
    </style:style>
    <style:style style:name="gr55" style:family="graphic" style:parent-style-name="standard">
      <style:graphic-properties svg:stroke-width="0.282cm" svg:stroke-color="#ffffff" draw:marker-start-width="0.622cm" draw:marker-end-width="0.622cm" draw:fill-color="#ffffff" draw:textarea-horizontal-align="justify" draw:textarea-vertical-align="middle" draw:auto-grow-height="false" fo:min-height="0.78cm" fo:min-width="0cm" fo:padding-top="0.265cm" fo:padding-bottom="0.265cm" fo:padding-left="0.39cm" fo:padding-right="0.39cm"/>
    </style:style>
    <style:style style:name="gr56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0.836cm" fo:min-width="0cm" fo:padding-top="0.265cm" fo:padding-bottom="0.265cm" fo:padding-left="0.39cm" fo:padding-right="0.39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58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.646cm"/>
    </style:style>
    <style:style style:name="gr59" style:family="graphic" style:parent-style-name="standard">
      <style:graphic-properties svg:stroke-color="#000000" draw:fill-color="#000000" draw:textarea-horizontal-align="justify" draw:textarea-vertical-align="middle" draw:auto-grow-height="false" fo:min-height="0.949cm" fo:min-width="0cm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0.997cm" fo:min-width="0.008cm"/>
    </style:style>
    <style:style style:name="gr61" style:family="graphic" style:parent-style-name="standard">
      <style:graphic-properties svg:stroke-width="0.212cm" svg:stroke-color="#0000aa" draw:marker-start-width="0.518cm" draw:marker-end-width="0.518cm" svg:stroke-opacity="100%" draw:fill-color="#0000aa" draw:opacity="100%" draw:textarea-horizontal-align="justify" draw:textarea-vertical-align="middle" draw:auto-grow-height="false" fo:min-height="0.462cm" fo:min-width="1.634cm" fo:padding-top="0.231cm" fo:padding-bottom="0.231cm" fo:padding-left="0.356cm" fo:padding-right="0.356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0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554cm" fo:min-width="0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095cm" fo:min-width="0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18cm" fo:min-width="0.04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0.21cm" fo:min-width="0cm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263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03cm" fo:min-width="0cm"/>
    </style:style>
    <style:style style:name="gr73" style:family="graphic" style:parent-style-name="standard">
      <style:graphic-properties svg:stroke-color="#0000aa" svg:stroke-opacity="50%" draw:fill-color="#0000aa" draw:opacity="100%" draw:textarea-horizontal-align="justify" draw:textarea-vertical-align="middle" draw:auto-grow-height="false" fo:min-height="0.61cm" fo:min-width="1.532cm"/>
    </style:style>
    <style:style style:name="gr74" style:family="graphic" style:parent-style-name="standard">
      <style:graphic-properties svg:stroke-color="#ffffff" svg:stroke-opacity="50%" draw:fill-color="#ffffff" draw:opacity="100%" draw:textarea-horizontal-align="justify" draw:textarea-vertical-align="middle" draw:auto-grow-height="false" fo:min-height="0.279cm" fo:min-width="3.446cm"/>
    </style:style>
    <style:style style:name="gr75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.31cm" fo:min-width="1.066cm" fo:padding-top="0.231cm" fo:padding-bottom="0.231cm" fo:padding-left="0.356cm" fo:padding-right="0.356cm"/>
    </style:style>
    <style:style style:name="gr76" style:family="graphic" style:parent-style-name="standard">
      <style:graphic-properties svg:stroke-color="#ffffff" svg:stroke-opacity="0%" draw:fill="gradient" draw:fill-color="#ffffff" draw:fill-gradient-name="Gradient_20_4" draw:opacity="100%" draw:opacity-name="Transparency_20_1" draw:textarea-horizontal-align="justify" draw:textarea-vertical-align="middle" draw:auto-grow-height="false" fo:min-height="2.908cm" fo:min-width="3.818cm"/>
    </style:style>
    <style:style style:name="gr77" style:family="graphic" style:parent-style-name="standard">
      <style:graphic-properties draw:stroke="dash" draw:stroke-dash="Ultrafine_20_Dotted_20__28_var_29_" svg:stroke-width="0.212cm" svg:stroke-color="#000000" draw:marker-start-width="0.517cm" draw:marker-end-width="0.517cm" draw:fill-color="#ffffff" draw:textarea-horizontal-align="justify" draw:textarea-vertical-align="middle" draw:auto-grow-height="false" fo:min-height="0.26cm" fo:min-width="0.01cm" fo:padding-top="0.23cm" fo:padding-bottom="0.23cm" fo:padding-left="0.355cm" fo:padding-right="0.355cm"/>
    </style:style>
    <style:style style:name="gr78" style:family="graphic" style:parent-style-name="standard">
      <style:graphic-properties draw:stroke="dash" draw:stroke-dash="Ultrafine_20_Dotted_20__28_var_29_" svg:stroke-width="0.212cm" svg:stroke-color="#000000" draw:marker-start-width="0.517cm" draw:marker-end-width="0.517cm" draw:fill-color="#ffffff" draw:textarea-horizontal-align="justify" draw:textarea-vertical-align="middle" draw:auto-grow-height="false" fo:min-height="0.94cm" fo:min-width="0.436cm" fo:padding-top="0.23cm" fo:padding-bottom="0.23cm" fo:padding-left="0.355cm" fo:padding-right="0.355cm"/>
    </style:style>
    <style:style style:name="gr79" style:family="graphic" style:parent-style-name="standard">
      <style:graphic-properties draw:stroke="dash" draw:stroke-dash="Ultrafine_20_Dotted_20__28_var_29_" svg:stroke-width="0.212cm" svg:stroke-color="#000000" draw:marker-start-width="0.517cm" draw:marker-end-width="0.517cm" draw:fill-color="#ffffff" draw:textarea-horizontal-align="justify" draw:textarea-vertical-align="middle" draw:auto-grow-height="false" fo:min-height="0.739cm" fo:min-width="0cm" fo:padding-top="0.23cm" fo:padding-bottom="0.23cm" fo:padding-left="0.355cm" fo:padding-right="0.355cm"/>
    </style:style>
    <style:style style:name="gr80" style:family="graphic" style:parent-style-name="standard">
      <style:graphic-properties draw:stroke="dash" draw:stroke-dash="Ultrafine_20_Dotted_20__28_var_29_" svg:stroke-width="0.212cm" svg:stroke-color="#000000" draw:marker-start-width="0.517cm" draw:marker-end-width="0.517cm" draw:fill-color="#ffffff" draw:textarea-horizontal-align="justify" draw:textarea-vertical-align="middle" draw:auto-grow-height="false" fo:min-height="0.787cm" fo:min-width="0cm" fo:padding-top="0.23cm" fo:padding-bottom="0.23cm" fo:padding-left="0.355cm" fo:padding-right="0.355cm"/>
    </style:style>
    <style:style style:name="gr81" style:family="graphic" style:parent-style-name="objectwithoutfill">
      <style:graphic-properties draw:stroke="dash" draw:stroke-dash="Ultrafine_20_Dotted_20__28_var_29_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502cm" fo:min-width="0.551cm"/>
    </style:style>
    <style:style style:name="gr8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8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553cm" fo:min-width="0cm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003cm" fo:min-width="0cm"/>
    </style:style>
    <style:style style:name="gr86" style:family="graphic" style:parent-style-name="standard">
      <style:graphic-properties svg:stroke-color="#ffffff" svg:stroke-opacity="0%" draw:fill="gradient" draw:fill-color="#ffffff" draw:fill-gradient-name="Gradient_20_7" draw:opacity="100%" draw:opacity-name="Transparency_20_1" draw:textarea-horizontal-align="justify" draw:textarea-vertical-align="middle" draw:auto-grow-height="false" fo:min-height="1.711cm" fo:min-width="3.818cm"/>
    </style:style>
    <style:style style:name="gr87" style:family="graphic" style:parent-style-name="standard">
      <style:graphic-properties svg:stroke-width="0.212cm" svg:stroke-color="#ffffff" draw:marker-start-width="0.518cm" draw:marker-end-width="0.518cm" draw:fill-color="#000000" draw:textarea-horizontal-align="justify" draw:textarea-vertical-align="middle" draw:auto-grow-height="false" fo:min-height="0.045cm" fo:min-width="2.336cm" fo:padding-top="0.231cm" fo:padding-bottom="0.231cm" fo:padding-left="0.356cm" fo:padding-right="0.356cm"/>
    </style:style>
    <style:style style:name="gr88" style:family="graphic" style:parent-style-name="standard">
      <style:graphic-properties svg:stroke-opacity="0%" draw:fill-color="#ffffff" draw:textarea-horizontal-align="justify" draw:textarea-vertical-align="middle" draw:auto-grow-height="false" fo:min-height="1.156cm" fo:min-width="3.8cm"/>
    </style:style>
    <style:style style:name="gr89" style:family="graphic" style:parent-style-name="standard">
      <style:graphic-properties svg:stroke-color="#ffffff" svg:stroke-opacity="0%" draw:fill="gradient" draw:fill-color="#ffffff" draw:fill-gradient-name="Gradient_20_14" draw:opacity="100%" draw:opacity-name="Transparency_20_2" draw:textarea-horizontal-align="justify" draw:textarea-vertical-align="middle" draw:auto-grow-height="false" fo:min-height="1.711cm" fo:min-width="3.818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68cm" fo:min-width="3.818cm"/>
    </style:style>
    <style:style style:name="gr91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2.012cm" fo:min-width="1.554cm" fo:padding-top="0.265cm" fo:padding-bottom="0.265cm" fo:padding-left="0.39cm" fo:padding-right="0.39cm"/>
    </style:style>
    <style:style style:name="gr92" style:family="graphic" style:parent-style-name="standard">
      <style:graphic-properties svg:stroke-width="0.212cm" svg:stroke-color="#ffffff" draw:marker-start-width="0.518cm" draw:marker-end-width="0.518cm" draw:fill-color="#000000" draw:textarea-horizontal-align="justify" draw:textarea-vertical-align="middle" draw:auto-grow-height="false" fo:min-height="0.033cm" fo:min-width="3.226cm" fo:padding-top="0.231cm" fo:padding-bottom="0.231cm" fo:padding-left="0.356cm" fo:padding-right="0.356cm"/>
    </style:style>
    <style:style style:name="gr93" style:family="graphic" style:parent-style-name="standard">
      <style:graphic-properties svg:stroke-width="0.282cm" svg:stroke-color="#000000" draw:marker-start-width="0.622cm" draw:marker-end-width="0.622cm" draw:fill-color="#000000" draw:textarea-horizontal-align="justify" draw:textarea-vertical-align="middle" draw:auto-grow-height="false" fo:min-height="2.012cm" fo:min-width="1.554cm" fo:padding-top="0.265cm" fo:padding-bottom="0.265cm" fo:padding-left="0.39cm" fo:padding-right="0.39cm"/>
    </style:style>
    <style:style style:name="gr94" style:family="graphic" style:parent-style-name="standard">
      <style:graphic-properties svg:stroke-width="0.212cm" svg:stroke-color="#ffffff" draw:marker-start-width="0.518cm" draw:marker-end-width="0.518cm" draw:fill-color="#000000" draw:textarea-horizontal-align="justify" draw:textarea-vertical-align="middle" draw:auto-grow-height="false" fo:min-height="0.033cm" fo:min-width="3.856cm" fo:padding-top="0.231cm" fo:padding-bottom="0.231cm" fo:padding-left="0.356cm" fo:padding-right="0.356cm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1.217cm" fo:min-width="2.692cm"/>
    </style:style>
    <style:style style:name="gr96" style:family="graphic" style:parent-style-name="standard">
      <style:graphic-properties draw:stroke="dash" draw:stroke-dash="Line_20_Style_20_9" svg:stroke-width="0.282cm" svg:stroke-color="#000000" draw:marker-start-width="0.622cm" draw:marker-end-width="0.622cm" draw:fill-color="#ffffff" draw:textarea-horizontal-align="justify" draw:textarea-vertical-align="middle" draw:auto-grow-height="false" fo:min-height="2.012cm" fo:min-width="1.554cm" fo:padding-top="0.265cm" fo:padding-bottom="0.265cm" fo:padding-left="0.39cm" fo:padding-right="0.39cm"/>
    </style:style>
    <style:style style:name="gr97" style:family="graphic" style:parent-style-name="objectwithoutfill">
      <style:graphic-properties svg:stroke-width="0.282cm" draw:marker-start-width="0.62cm" draw:marker-end-width="0.62cm" draw:fill="none" draw:textarea-vertical-align="middle" fo:padding-top="0.263cm" fo:padding-bottom="0.263cm" fo:padding-left="0.388cm" fo:padding-right="0.388cm"/>
    </style:style>
    <style:style style:name="gr98" style:family="graphic" style:parent-style-name="objectwithoutfill">
      <style:graphic-properties svg:stroke-width="0.847cm" svg:stroke-color="#ffffff" draw:marker-start-width="1.463cm" draw:marker-end-width="1.463cm" draw:fill="none" draw:textarea-vertical-align="middle" fo:padding-top="0.541cm" fo:padding-bottom="0.541cm" fo:padding-left="0.666cm" fo:padding-right="0.666cm"/>
    </style:style>
    <style:style style:name="gr99" style:family="graphic" style:parent-style-name="objectwithoutfill">
      <style:graphic-properties svg:stroke-width="0.282cm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100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2.066cm" fo:min-width="1.054cm" fo:padding-top="0.265cm" fo:padding-bottom="0.265cm" fo:padding-left="0.39cm" fo:padding-right="0.39cm"/>
    </style:style>
    <style:style style:name="gr101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0.031cm" fo:min-width="0.429cm" fo:padding-top="0.265cm" fo:padding-bottom="0.265cm" fo:padding-left="0.39cm" fo:padding-right="0.39cm"/>
    </style:style>
    <style:style style:name="gr102" style:family="graphic" style:parent-style-name="standard">
      <style:graphic-properties svg:stroke-width="0.282cm" svg:stroke-color="#000000" draw:marker-start-width="0.622cm" draw:marker-end-width="0.622cm" draw:fill-color="#ffffff" draw:textarea-horizontal-align="justify" draw:textarea-vertical-align="middle" draw:auto-grow-height="false" fo:min-height="0cm" fo:min-width="0cm" fo:padding-top="0.265cm" fo:padding-bottom="0.265cm" fo:padding-left="0.39cm" fo:padding-right="0.39cm"/>
    </style:style>
    <style:style style:name="gr103" style:family="graphic" style:parent-style-name="standard">
      <style:graphic-properties svg:stroke-color="#ffffff" draw:fill-color="#000000" draw:textarea-horizontal-align="justify" draw:textarea-vertical-align="middle" draw:auto-grow-height="false" fo:min-height="0.512cm" fo:min-width="0.008cm"/>
    </style:style>
    <style:style style:name="gr104" style:family="graphic" style:parent-style-name="standard">
      <style:graphic-properties svg:stroke-width="0.102cm" svg:stroke-color="#ffffff" draw:marker-start-width="0.508cm" draw:marker-end-width="0.508cm" draw:fill-color="#000000" draw:textarea-horizontal-align="justify" draw:textarea-vertical-align="middle" draw:auto-grow-height="false" fo:min-height="0.495cm" fo:min-width="0.416cm" fo:padding-top="0.175cm" fo:padding-bottom="0.175cm" fo:padding-left="0.3cm" fo:padding-right="0.3cm"/>
    </style:style>
    <style:style style:name="gr105" style:family="graphic" style:parent-style-name="standard">
      <style:graphic-properties svg:stroke-width="0.102cm" svg:stroke-color="#ffffff" draw:marker-start-width="0.508cm" draw:marker-end-width="0.508cm" draw:fill-color="#000000" draw:textarea-horizontal-align="justify" draw:textarea-vertical-align="middle" draw:auto-grow-height="false" fo:min-height="0.49cm" fo:min-width="0.416cm" fo:padding-top="0.175cm" fo:padding-bottom="0.175cm" fo:padding-left="0.3cm" fo:padding-right="0.3cm"/>
    </style:style>
    <style:style style:name="gr106" style:family="graphic">
      <style:graphic-properties style:protect="size"/>
    </style:style>
    <style:style style:name="gr107" style:family="graphic" style:parent-style-name="standard">
      <style:graphic-properties svg:stroke-width="0.247cm" svg:stroke-color="#000000" draw:marker-start-width="0.57cm" draw:marker-end-width="0.57cm" draw:fill="solid" draw:fill-color="#ffffff" draw:textarea-horizontal-align="justify" draw:textarea-vertical-align="middle" draw:auto-grow-height="false" fo:min-height="2.788cm" fo:min-width="1.776cm" fo:padding-top="0.248cm" fo:padding-bottom="0.248cm" fo:padding-left="0.373cm" fo:padding-right="0.373cm"/>
    </style:style>
    <style:style style:name="gr10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dash" draw:stroke-dash="Dashed_20__28_var_29__20_4" svg:stroke-width="0.282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style:shrink-to-fit="false" fo:min-height="18.987cm" fo:min-width="0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282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282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width="0.282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width="0.282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282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4.521cm" fo:min-width="2.9cm" fo:padding-top="0.125cm" fo:padding-bottom="0.125cm" fo:padding-left="0.25cm" fo:padding-right="0.25cm" fo:wrap-option="wrap"/>
    </style:style>
    <style:style style:name="gr123" style:family="graphic" style:parent-style-name="standard">
      <style:graphic-properties svg:stroke-color="#000000" draw:fill-color="#000000" draw:textarea-horizontal-align="justify" draw:textarea-vertical-align="middle" draw:auto-grow-height="false" fo:min-height="3.343cm" fo:min-width="2.98cm"/>
    </style:style>
    <style:style style:name="gr124" style:family="graphic" style:parent-style-name="standard">
      <style:graphic-properties svg:stroke-color="#000000" draw:fill-color="#000000" draw:textarea-horizontal-align="justify" draw:textarea-vertical-align="middle" draw:auto-grow-height="false" fo:min-height="0.086cm" fo:min-width="0.924cm"/>
    </style:style>
    <style:style style:name="gr125" style:family="graphic" style:parent-style-name="standard">
      <style:graphic-properties svg:stroke-color="#000000" draw:fill-color="#000000" draw:textarea-horizontal-align="justify" draw:textarea-vertical-align="middle" draw:auto-grow-height="false" fo:min-height="0.122cm" fo:min-width="0.959cm"/>
    </style:style>
    <style:style style:name="gr126" style:family="graphic" style:parent-style-name="standard">
      <style:graphic-properties svg:stroke-color="#000000" draw:fill-color="#000000" draw:textarea-horizontal-align="justify" draw:textarea-vertical-align="middle" draw:auto-grow-height="false" fo:min-height="1.182cm" fo:min-width="0cm"/>
    </style:style>
    <style:style style:name="gr127" style:family="graphic" style:parent-style-name="standard">
      <style:graphic-properties svg:stroke-color="#000000" draw:fill-color="#000000" draw:textarea-horizontal-align="justify" draw:textarea-vertical-align="middle" draw:auto-grow-height="false" fo:min-height="0.159cm" fo:min-width="0.165cm"/>
    </style:style>
    <style:style style:name="gr128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.046cm" fo:min-width="0.844cm" fo:padding-top="0.231cm" fo:padding-bottom="0.231cm" fo:padding-left="0.356cm" fo:padding-right="0.356cm"/>
    </style:style>
    <style:style style:name="gr129" style:family="graphic" style:parent-style-name="standard">
      <style:graphic-properties draw:textarea-horizontal-align="justify" draw:textarea-vertical-align="middle" draw:auto-grow-height="false" fo:min-height="9.402cm" fo:min-width="2.802cm"/>
    </style:style>
    <style:style style:name="gr130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2.352cm" fo:min-width="1.361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2.978cm" fo:min-width="1.709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2.72cm" fo:min-width="1.976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0.271cm" fo:min-width="0.889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282cm" svg:stroke-color="#000000" draw:fill="none" draw:textarea-vertical-align="middle" draw:auto-grow-height="false" draw:fit-to-size="false" style:shrink-to-fit="false" fo:min-height="0.208cm" fo:min-width="0.298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282cm" svg:stroke-color="#000000" draw:fill="solid" draw:fill-color="#ffffff" draw:textarea-vertical-align="middle" draw:auto-grow-height="false" draw:fit-to-size="false" style:shrink-to-fit="false" fo:min-height="2.286cm" fo:min-width="1.387cm" fo:padding-top="0.125cm" fo:padding-bottom="0.125cm" fo:padding-left="0.25cm" fo:padding-right="0.25cm" fo:wrap-option="wrap"/>
    </style:style>
    <style:style style:name="pr1" style:family="presentation" style:parent-style-name="Titel_20_en_20_object-notes">
      <style:graphic-properties draw:fill-color="#ffffff" fo:min-height="13.364cm"/>
    </style:style>
    <style:style style:name="pr2" style:family="presentation" style:parent-style-name="Titeldia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aa" draw:opacity="100%"/>
      <style:paragraph-properties fo:text-align="center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ff" draw:opacity="100%"/>
      <style:paragraph-properties fo:text-align="center"/>
    </style:style>
    <style:style style:name="P19" style:family="paragraph">
      <loext:graphic-properties draw:fill="gradient" draw:fill-color="#ffffff" draw:fill-gradient-name="Gradient_20_4" draw:opacity="100%" draw:opacity-name="Transparency_20_1"/>
      <style:paragraph-properties fo:text-align="center"/>
    </style:style>
    <style:style style:name="P20" style:family="paragraph">
      <loext:graphic-properties draw:fill="gradient" draw:fill-color="#ffffff" draw:fill-gradient-name="Gradient_20_7" draw:opacity="100%" draw:opacity-name="Transparency_20_1"/>
      <style:paragraph-properties fo:text-align="center"/>
    </style:style>
    <style:style style:name="P21" style:family="paragraph">
      <loext:graphic-properties draw:fill="gradient" draw:fill-color="#ffffff" draw:fill-gradient-name="Gradient_20_14" draw:opacity="100%" draw:opacity-name="Transparency_20_2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-color="#ffffff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en_20_object" presentation:presentation-page-layout-name="AL1T11">
        <draw:custom-shape draw:style-name="gr1" draw:text-style-name="P1" draw:layer="layout" svg:width="42.926cm" svg:height="6.942cm" svg:x="0cm" svg:y="-6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13.333cm" svg:y="3.98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hthoek 27" draw:style-name="gr3" draw:text-style-name="P3" draw:layer="layout" svg:width="23.622cm" svg:height="19.096cm" svg:x="25.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" draw:text-style-name="P4" draw:layer="layout" svg:width="2.877cm" svg:height="2.948cm" svg:x="45.138cm" svg:y="10.9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" draw:text-style-name="P4" draw:layer="layout" svg:width="1.502cm" svg:height="1.142cm" svg:x="45.847cm" svg:y="12.76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6" draw:text-style-name="P1" draw:layer="layout" svg:width="1.778cm" svg:height="1.932cm" svg:x="45.946cm" svg:y="11.003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" draw:text-style-name="P5" draw:layer="layout" svg:width="2.807cm" svg:height="2.931cm" draw:transform="skewX (-0.00383972435438753) rotate (-1.77901410655782) translate (3.916cm 11.314cm)">
            <text:p/>
            <draw:enhanced-geometry svg:viewBox="0 0 21600 21600" draw:mirror-horizontal="false" draw:mirror-vertical="false" draw:type="block-arc" draw:modifiers="149.936613229563 8721.856954554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5" draw:layer="layout" svg:width="1.187cm" svg:height="0.305cm" draw:transform="skewX (-0.0164060949687468) rotate (0.785398163397448) translate (1.519cm 11.13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1.187cm" svg:height="0.308cm" draw:transform="skewX (0.0129154364647579) rotate (0.785398163397448) translate (1.52cm 11.767cm)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6" draw:layer="layout" svg:width="4.318cm" svg:height="4.318cm" svg:x="4.462cm" svg:y="9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8.762cm" svg:y="14.2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13.062cm" svg:y="14.2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0.162cm" svg:y="9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17.962cm" svg:y="9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22.262cm" svg:y="9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26.562cm" svg:y="9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30.862cm" svg:y="9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35.18cm" svg:y="9.9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35.18cm" svg:y="14.288cm">
          <text:p/>
          <draw:enhanced-geometry svg:viewBox="0 0 21600 21600" draw:type="rectangle" draw:enhanced-path="M 0 0 L 21600 0 21600 21600 0 21600 0 0 Z N"/>
        </draw:custom-shape>
        <draw:custom-shape draw:name="Afgeronde rechthoek 6" draw:style-name="gr11" draw:text-style-name="P7" draw:layer="layout" svg:width="1.762cm" svg:height="2.378cm" svg:x="9.304cm" svg:y="14.682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6" draw:style-name="gr12" draw:text-style-name="P3" draw:layer="layout" svg:width="2.476cm" svg:height="3.113cm" svg:x="10.304cm" svg:y="15.083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 draw:name="Groep 3">
          <draw:custom-shape draw:name="Afgeronde rechthoek 4" draw:style-name="gr13" draw:text-style-name="P7" draw:layer="layout" svg:width="2.437cm" svg:height="2.916cm" svg:x="13.455cm" svg:y="15.00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fgeronde rechthoek 5" draw:style-name="gr14" draw:text-style-name="P7" draw:layer="layout" svg:width="1.285cm" svg:height="0.519cm" svg:x="14.042cm" svg:y="14.98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Boog 6" draw:style-name="gr15" draw:text-style-name="P7" draw:layer="layout" svg:width="0.708cm" svg:height="0.825cm" svg:x="14.329cm" svg:y="14.537cm">
            <text:p/>
            <draw:enhanced-geometry draw:mirror-horizontal="false" draw:mirror-vertical="false" svg:viewBox="0 0 0 0" draw:text-areas="?f36 ?f42 ?f24 ?f30" draw:type="ooxml-arc" draw:modifiers="10819716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Afgeronde rechthoek 6" draw:style-name="gr16" draw:text-style-name="P3" draw:layer="layout" svg:width="1.762cm" svg:height="2.378cm" svg:x="15.205cm" svg:y="15.883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style-name="gr10" draw:text-style-name="P6" draw:layer="layout" svg:width="4.318cm" svg:height="4.318cm" svg:x="13.062cm" svg:y="9.944cm">
          <text:p/>
          <draw:enhanced-geometry svg:viewBox="0 0 21600 21600" draw:type="rectangle" draw:enhanced-path="M 0 0 L 21600 0 21600 21600 0 21600 0 0 Z N"/>
        </draw:custom-shape>
        <draw:custom-shape draw:name="Afgeronde rechthoek 6" draw:style-name="gr16" draw:text-style-name="P3" draw:layer="layout" svg:width="1.762cm" svg:height="2.378cm" svg:x="9.188cm" svg:y="10.224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 draw:name="Groep 3">
          <draw:custom-shape draw:name="Afgeronde rechthoek 4" draw:style-name="gr17" draw:text-style-name="P3" draw:layer="layout" svg:width="1.78cm" svg:height="2.159cm" svg:x="13.476cm" svg:y="10.47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fgeronde rechthoek 5" draw:style-name="gr18" draw:text-style-name="P3" draw:layer="layout" svg:width="0.938cm" svg:height="0.385cm" svg:x="13.905cm" svg:y="10.46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Boog 6" draw:style-name="gr19" draw:text-style-name="P3" draw:layer="layout" svg:width="0.518cm" svg:height="0.611cm" svg:x="14.114cm" svg:y="10.132cm">
            <text:p/>
            <draw:enhanced-geometry draw:mirror-horizontal="false" draw:mirror-vertical="false" svg:viewBox="0 0 0 0" draw:text-areas="?f36 ?f42 ?f24 ?f30" draw:type="ooxml-arc" draw:modifiers="10819716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style-name="gr10" draw:text-style-name="P6" draw:layer="layout" svg:width="4.318cm" svg:height="4.318cm" svg:x="8.762cm" svg:y="9.944cm">
          <text:p/>
          <draw:enhanced-geometry svg:viewBox="0 0 21600 21600" draw:type="rectangle" draw:enhanced-path="M 0 0 L 21600 0 21600 21600 0 21600 0 0 Z N"/>
        </draw:custom-shape>
        <draw:custom-shape draw:name="Afgeronde rechthoek 6" draw:style-name="gr20" draw:text-style-name="P8" draw:layer="layout" svg:width="2.476cm" svg:height="2.94cm" svg:x="14.404cm" svg:y="10.762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6" draw:style-name="gr21" draw:text-style-name="P3" draw:layer="layout" svg:width="2.476cm" svg:height="2.94cm" svg:x="14.604cm" svg:y="10.961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 draw:name="Groep 3">
          <draw:custom-shape draw:name="Afgeronde rechthoek 4" draw:style-name="gr22" draw:text-style-name="P3" draw:layer="layout" svg:width="2.437cm" svg:height="2.916cm" svg:x="10.156cm" svg:y="10.78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fgeronde rechthoek 5" draw:style-name="gr23" draw:text-style-name="P3" draw:layer="layout" svg:width="1.285cm" svg:height="0.519cm" svg:x="10.743cm" svg:y="10.76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Boog 6" draw:style-name="gr24" draw:text-style-name="P3" draw:layer="layout" svg:width="0.708cm" svg:height="0.825cm" svg:x="11.03cm" svg:y="10.317cm">
            <text:p/>
            <draw:enhanced-geometry draw:mirror-horizontal="false" draw:mirror-vertical="false" svg:viewBox="0 0 0 0" draw:text-areas="?f36 ?f42 ?f24 ?f30" draw:type="ooxml-arc" draw:modifiers="10819716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g draw:name="Groep 3">
          <draw:custom-shape draw:name="Afgeronde rechthoek 4" draw:style-name="gr25" draw:text-style-name="P3" draw:layer="layout" svg:width="2.437cm" svg:height="2.916cm" svg:x="10.356cm" svg:y="10.98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fgeronde rechthoek 5" draw:style-name="gr26" draw:text-style-name="P3" draw:layer="layout" svg:width="1.285cm" svg:height="0.519cm" svg:x="10.943cm" svg:y="10.9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Boog 6" draw:style-name="gr27" draw:text-style-name="P3" draw:layer="layout" svg:width="0.708cm" svg:height="0.825cm" svg:x="11.23cm" svg:y="10.516cm">
            <text:p/>
            <draw:enhanced-geometry draw:mirror-horizontal="false" draw:mirror-vertical="false" svg:viewBox="0 0 0 0" draw:text-areas="?f36 ?f42 ?f24 ?f30" draw:type="ooxml-arc" draw:modifiers="10819716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g>
          <draw:custom-shape draw:name="Gelijkbenige driehoek 66" draw:style-name="gr28" draw:text-style-name="P3" draw:layer="layout" svg:width="1.079cm" svg:height="0.99cm" draw:transform="skewX (0.00104719755119663) rotate (0.618893752757189) translate (18.26cm 13.442cm)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g>
            <draw:custom-shape draw:name="Afgeronde rechthoek 64" draw:style-name="gr29" draw:text-style-name="P3" draw:layer="layout" svg:width="1.079cm" svg:height="0.285cm" draw:transform="rotate (-0.618893752757189) translate (20.593cm 10.353cm)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echthoek 65" draw:style-name="gr30" draw:text-style-name="P3" draw:layer="layout" svg:width="1.077cm" svg:height="2.317cm" draw:transform="skewX (-0.000872664625997158) rotate (-0.618893752757189) translate (20.234cm 10.8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lijkbenige driehoek 67" draw:style-name="gr31" draw:text-style-name="P9" draw:layer="layout" svg:width="0.485cm" svg:height="0.458cm" draw:transform="rotate (0.618893752757189) translate (18.514cm 13.702cm)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Afgeronde rechthoek 69" draw:style-name="gr32" draw:text-style-name="P3" draw:layer="layout" svg:width="1.077cm" svg:height="0.111cm" draw:transform="skewX (0.00907571211037057) rotate (-0.618893752757189) translate (20.489cm 10.496cm)">
              <text:p/>
    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>
          <draw:custom-shape draw:name="Afgeronde rechthoek 22" draw:style-name="gr33" draw:text-style-name="P9" draw:layer="layout" svg:width="3.359cm" svg:height="0.243cm" draw:transform="rotate (-1.11613805665037) translate (6.145cm 10.336cm)">
            <text:p/>
            <draw:enhanced-geometry draw:mirror-horizontal="tru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al 23" draw:style-name="gr34" draw:text-style-name="P7" draw:layer="layout" svg:width="1.066cm" svg:height="1.19cm" svg:x="5.024cm" svg:y="12.68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al 24" draw:style-name="gr34" draw:text-style-name="P7" draw:layer="layout" svg:width="1.066cm" svg:height="1.19cm" svg:x="6.863cm" svg:y="12.65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Afgeronde rechthoek 25" draw:style-name="gr33" draw:text-style-name="P9" draw:layer="layout" svg:width="3.359cm" svg:height="0.242cm" draw:transform="rotate (-1.11613805665037) translate (5.548cm 10.336cm)">
            <text:p/>
            <draw:enhanced-geometry draw:mirror-horizontal="true" draw:mirror-vertical="tru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Afgeronde rechthoek 6" draw:style-name="gr35" draw:text-style-name="P7" draw:layer="layout" svg:width="2.857cm" svg:height="3.556cm" svg:x="22.923cm" svg:y="10.318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style-name="gr36" draw:text-style-name="P1" draw:layer="layout" svg:width="2.286cm" svg:height="2.286cm" svg:x="23.192cm" svg:y="11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1.88cm" svg:height="1.88cm" svg:x="23.397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1.91cm" svg:height="1.778cm" svg:x="23.437cm" svg:y="11.249cm">
          <text:p text:style-name="P11"><text:span text:style-name="T1">+</text:span></text:p>
          <draw:enhanced-geometry svg:viewBox="0 0 21600 21600" draw:type="rectangle" draw:enhanced-path="M 0 0 L 21600 0 21600 21600 0 21600 0 0 Z N"/>
        </draw:custom-shape>
        <draw:custom-shape draw:name="Afgeronde rechthoek 6" draw:style-name="gr35" draw:text-style-name="P7" draw:layer="layout" svg:width="2.857cm" svg:height="3.556cm" svg:x="26.923cm" svg:y="10.319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6" draw:style-name="gr35" draw:text-style-name="P7" draw:layer="layout" svg:width="2.857cm" svg:height="3.556cm" svg:x="31.623cm" svg:y="10.389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style-name="gr39" draw:text-style-name="P4" draw:layer="layout" svg:width="1.68cm" svg:height="1.81cm" svg:x="32.218cm" svg:y="1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draw:layer="layout" svg:width="0.877cm" svg:height="0.701cm" svg:x="32.632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2.286cm" svg:height="2.286cm" svg:x="28.493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1.88cm" svg:height="1.88cm" svg:x="28.698cm" svg:y="12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1.91cm" svg:height="1.778cm" svg:x="28.738cm" svg:y="12.05cm">
          <text:p text:style-name="P1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77cm" svg:height="2.948cm" svg:x="35.935cm" svg:y="10.98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" draw:text-style-name="P4" draw:layer="layout" svg:width="1.502cm" svg:height="1.142cm" svg:x="36.644cm" svg:y="12.75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1" draw:text-style-name="P1" draw:layer="layout" svg:width="1.778cm" svg:height="1.932cm" svg:x="36.472cm" svg:y="10.322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" draw:layer="layout" svg:width="2.877cm" svg:height="2.44cm" svg:x="35.935cm" svg:y="14.6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draw:layer="layout" svg:width="1.502cm" svg:height="0.885cm" svg:x="36.644cm" svg:y="14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778cm" svg:height="1.932cm" svg:x="36.528cm" svg:y="16.42cm">
          <text:p/>
          <draw:enhanced-geometry svg:viewBox="0 0 21600 21600" draw:mirror-vertical="false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4.318cm" svg:height="4.318cm" svg:x="40.062cm" svg:y="14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44.383cm" svg:y="14.28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2.877cm" svg:height="2.948cm" svg:x="45.138cm" svg:y="15.30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" draw:text-style-name="P4" draw:layer="layout" svg:width="1.502cm" svg:height="1.142cm" svg:x="45.847cm" svg:y="17.076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44" draw:text-style-name="P1" draw:layer="layout" svg:width="0.762cm" svg:height="1.932cm" svg:x="45.575cm" svg:y="14.639cm">
          <text:p/>
          <draw:enhanced-geometry svg:viewBox="0 0 21600 21600" draw:mirror-horizontal="false" draw:mirror-vertical="false" draw:text-areas="?f0 0 ?f2 ?f5" draw:type="down-arrow" draw:modifiers="17074.3921365753 8438.009049773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0.762cm" svg:height="1.932cm" svg:x="46.776cm" svg:y="14.64cm">
          <text:p/>
          <draw:enhanced-geometry svg:viewBox="0 0 21600 21600" draw:mirror-horizontal="false" draw:mirror-vertical="false" draw:text-areas="?f0 0 ?f2 ?f5" draw:type="down-arrow" draw:modifiers="17074.3921365753 8438.009049773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fgeronde rechthoek 6" draw:style-name="gr45" draw:text-style-name="P7" draw:layer="layout" svg:width="2.752cm" svg:height="2.94cm" svg:x="40.521cm" svg:y="14.788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6" draw:style-name="gr46" draw:text-style-name="P3" draw:layer="layout" svg:width="2.76cm" svg:height="2.959cm" svg:x="41.22cm" svg:y="15.342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>
          <draw:custom-shape draw:style-name="gr47" draw:text-style-name="P13" draw:layer="layout" svg:width="1.68cm" svg:height="1.81cm" svg:x="41.728cm" svg:y="15.9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3" draw:layer="layout" svg:width="0.877cm" svg:height="0.701cm" svg:x="42.142cm" svg:y="15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6" draw:layer="layout" svg:width="4.318cm" svg:height="4.318cm" svg:x="44.48cm" svg:y="18.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877cm" svg:height="2.44cm" svg:x="45.235cm" svg:y="19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draw:layer="layout" svg:width="1.502cm" svg:height="0.885cm" svg:x="45.944cm" svg:y="19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016cm" svg:height="1.932cm" svg:x="45.429cm" svg:y="21.108cm">
          <text:p/>
          <draw:enhanced-geometry svg:viewBox="0 0 21600 21600" draw:mirror-horizontal="false" draw:mirror-vertical="false" draw:text-areas="?f0 0 ?f2 ?f5" draw:type="down-arrow" draw:modifiers="15398.2410760476 7008.849557522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1" draw:layer="layout" svg:width="1.016cm" svg:height="1.932cm" svg:x="46.919cm" svg:y="21.108cm">
          <text:p/>
          <draw:enhanced-geometry svg:viewBox="0 0 21600 21600" draw:mirror-horizontal="false" draw:mirror-vertical="false" draw:text-areas="?f0 0 ?f2 ?f5" draw:type="down-arrow" draw:modifiers="15398.2410760476 7008.849557522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4.318cm" svg:height="4.318cm" svg:x="40.062cm" svg:y="9.988cm">
          <text:p/>
          <draw:enhanced-geometry svg:viewBox="0 0 21600 21600" draw:type="rectangle" draw:enhanced-path="M 0 0 L 21600 0 21600 21600 0 21600 0 0 Z N"/>
        </draw:custom-shape>
        <draw:custom-shape draw:name="Afgeronde rechthoek 6" draw:style-name="gr45" draw:text-style-name="P7" draw:layer="layout" svg:width="2.752cm" svg:height="2.94cm" svg:x="40.521cm" svg:y="10.476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6" draw:style-name="gr46" draw:text-style-name="P3" draw:layer="layout" svg:width="2.76cm" svg:height="2.959cm" svg:x="41.22cm" svg:y="11.03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>
          <draw:custom-shape draw:style-name="gr50" draw:text-style-name="P14" draw:layer="layout" svg:width="1.68cm" svg:height="1.81cm" svg:x="41.728cm" svg:y="11.6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1.127cm" svg:height="0.975cm" svg:x="42.01cm" svg:y="11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6" draw:layer="layout" svg:width="4.318cm" svg:height="4.318cm" svg:x="30.862cm" svg:y="14.268cm">
          <text:p/>
          <draw:enhanced-geometry svg:viewBox="0 0 21600 21600" draw:type="rectangle" draw:enhanced-path="M 0 0 L 21600 0 21600 21600 0 21600 0 0 Z N"/>
        </draw:custom-shape>
        <draw:custom-shape draw:name="Afgeronde rechthoek 6" draw:style-name="gr52" draw:text-style-name="P7" draw:layer="layout" svg:width="2.857cm" svg:height="3.497cm" svg:x="31.623cm" svg:y="14.713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>
          <draw:custom-shape draw:style-name="gr50" draw:text-style-name="P14" draw:layer="layout" svg:width="1.68cm" svg:height="1.81cm" svg:x="32.202cm" svg:y="15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1.127cm" svg:height="0.975cm" svg:x="32.484cm" svg:y="1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3" draw:text-style-name="P15" draw:layer="layout" svg:width="48.514cm" svg:height="2.286cm" svg:x="0.162cm" svg:y="7.258cm">
          <text:p text:style-name="P11"><text:span text:style-name="T2"><text:s text:c="2"/></text:span><text:span text:style-name="T2">Undo <text:s text:c="5"/>Cut <text:s text:c="9"/>Copy <text:s text:c="6"/>Paste <text:s text:c="7"/>Edit <text:s text:c="7"/>Insert <text:s text:c="3"/>Append <text:s text:c="2"/>Replace <text:s text:c="2"/>Export <text:s text:c="5"/>Replace <text:s/>Export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6"/>All <text:s text:c="11"/>All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778cm" svg:height="1.932cm" svg:x="45.435cm" svg:y="10.223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778cm" svg:height="1.932cm" svg:x="45.736cm" svg:y="10.502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" draw:layer="layout" svg:width="1.778cm" svg:height="1.932cm" svg:x="45.936cm" svg:y="10.689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4.318cm" svg:height="4.318cm" svg:x="44.383cm" svg:y="9.97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2.877cm" svg:height="2.948cm" svg:x="40.936cm" svg:y="20.0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" draw:text-style-name="P4" draw:layer="layout" svg:width="1.502cm" svg:height="1.142cm" svg:x="41.645cm" svg:y="21.86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54" draw:text-style-name="P1" draw:layer="layout" svg:width="1.747cm" svg:height="1.591cm" svg:x="41.364cm" svg:y="19.323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" draw:layer="layout" svg:width="1.523cm" svg:height="1.566cm" svg:x="41.772cm" svg:y="19.602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1" draw:layer="layout" svg:width="1.486cm" svg:height="1.633cm" svg:x="42.026cm" svg:y="19.789cm">
          <text:p/>
          <draw:enhanced-geometry svg:viewBox="0 0 21600 21600" draw:text-areas="?f0 0 ?f2 ?f5" draw:type="down-arrow" draw:modifiers="13576.8235902742 6046.543001686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4.318cm" svg:height="4.318cm" svg:x="40.181cm" svg:y="19.07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8.514cm" svg:height="2.286cm" svg:x="0cm" svg:y="-9.525cm">
          <text:p text:style-name="P16"><text:span text:style-name="T2"><text:s text:c="3"/></text:span><text:span text:style-name="T2">View: <text:s text:c="5"/>None <text:s text:c="5"/>X-Ray <text:s text:c="4"/>Shade <text:s text:c="3"/>| <text:s text:c="2"/>Grow: <text:s text:c="4"/>Gradual <text:s text:c="5"/>Ful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4.462cm" svg:y="2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8.762cm" svg:y="2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18.162cm" svg:y="2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13.062cm" svg:y="2.144cm">
          <text:p/>
          <draw:enhanced-geometry svg:viewBox="0 0 21600 21600" draw:type="rectangle" draw:enhanced-path="M 0 0 L 21600 0 21600 21600 0 21600 0 0 Z N"/>
        </draw:custom-shape>
        <draw:g>
          <draw:custom-shape draw:style-name="gr57" draw:text-style-name="P5" draw:layer="layout" svg:width="1.016cm" svg:height="1.016cm" svg:x="14.678cm" svg:y="2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" draw:layer="layout" svg:width="1.27cm" svg:height="1.524cm" svg:x="14.578cm" svg:y="3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5" draw:layer="layout" svg:width="0.508cm" svg:height="1.247cm" draw:transform="rotate (0.349065850398866) translate (15.566cm 5.18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13.967cm 5.187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5" draw:layer="layout" svg:width="0.508cm" svg:height="1.247cm" draw:transform="rotate (1.91986217719376) translate (16.018cm 3.81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1.91986217719376) translate (13.418cm 3.816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1" draw:text-style-name="P2" draw:layer="layout" svg:width="3.81cm" svg:height="1.27cm" svg:x="4.732cm" svg:y="3.53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59" draw:text-style-name="P5" draw:layer="layout" svg:width="0.508cm" svg:height="1.247cm" draw:transform="rotate (1.91986217719376) translate (21.118cm 3.7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7" draw:text-style-name="P5" draw:layer="layout" svg:width="1.016cm" svg:height="1.016cm" svg:x="19.796cm" svg:y="2.2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5" draw:layer="layout" svg:width="1.27cm" svg:height="1.524cm" svg:x="19.678cm" svg:y="3.5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5" draw:layer="layout" svg:width="0.508cm" svg:height="1.247cm" draw:transform="rotate (0.349065850398866) translate (20.666cm 5.16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" draw:layer="layout" svg:width="0.508cm" svg:height="1.247cm" draw:transform="rotate (0.349065850398866) translate (19.067cm 5.16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" draw:layer="layout" svg:width="0.508cm" svg:height="1.247cm" draw:transform="rotate (1.91986217719376) translate (18.518cm 3.794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2" draw:text-style-name="P1" draw:layer="layout" svg:width="0.201cm" svg:height="0.803cm" draw:transform="rotate (1.91986217719376) translate (21.337cm 3.55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3" draw:text-style-name="P1" draw:layer="layout" svg:width="0.254cm" svg:height="0.254cm" draw:transform="rotate (0.349065850398866) translate (21.026cm 3.33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4cm" draw:transform="rotate (0.349065850398866) translate (21.085cm 3.48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63" draw:text-style-name="P1" draw:layer="layout" svg:width="0.254cm" svg:height="0.254cm" draw:transform="rotate (0.349065850398866) translate (21.837cm 3.043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4cm" draw:transform="rotate (0.349065850398866) translate (21.896cm 3.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64" draw:text-style-name="P1" draw:layer="layout" svg:width="0.201cm" svg:height="0.804cm" draw:transform="rotate (1.91986217719376) translate (18.626cm 3.559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5" draw:text-style-name="P1" draw:layer="layout" svg:width="0.254cm" svg:height="0.254cm" draw:transform="rotate (0.349065850398866) translate (19.297cm 3.332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5" draw:text-style-name="P1" draw:layer="layout" svg:width="0.254cm" svg:height="0.254cm" draw:transform="rotate (0.349065850398866) translate (19.238cm 3.489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65" draw:text-style-name="P1" draw:layer="layout" svg:width="0.254cm" svg:height="0.254cm" draw:transform="rotate (0.349065850398866) translate (18.486cm 3.043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5" draw:text-style-name="P1" draw:layer="layout" svg:width="0.254cm" svg:height="0.254cm" draw:transform="rotate (0.349065850398866) translate (18.427cm 3.2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64" draw:text-style-name="P1" draw:layer="layout" svg:width="0.201cm" svg:height="0.803cm" draw:transform="rotate (-2.79357400074212) translate (19.762cm 5.954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5" draw:text-style-name="P1" draw:layer="layout" svg:width="0.254cm" svg:height="0.253cm" draw:transform="rotate (1.91881497964257) translate (19.367cm 6.265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5" draw:text-style-name="P1" draw:layer="layout" svg:width="0.254cm" svg:height="0.253cm" draw:transform="rotate (1.91881497964257) translate (19.21cm 6.206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65" draw:text-style-name="P1" draw:layer="layout" svg:width="0.254cm" svg:height="0.253cm" draw:transform="rotate (1.91881497964257) translate (19.656cm 5.454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5" draw:text-style-name="P1" draw:layer="layout" svg:width="0.254cm" svg:height="0.253cm" draw:transform="rotate (1.91881497964257) translate (19.498cm 5.395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62" draw:text-style-name="P1" draw:layer="layout" svg:width="0.201cm" svg:height="0.803cm" draw:transform="rotate (-2.79357400074212) translate (21.338cm 5.954cm)">
                <text:p/>
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3" draw:text-style-name="P1" draw:layer="layout" svg:width="0.254cm" svg:height="0.253cm" draw:transform="rotate (1.91881497964257) translate (21.111cm 6.26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3cm" draw:transform="rotate (1.91881497964257) translate (21.268cm 6.20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63" draw:text-style-name="P1" draw:layer="layout" svg:width="0.254cm" svg:height="0.253cm" draw:transform="rotate (1.91881497964257) translate (20.822cm 5.45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3cm" draw:transform="rotate (1.91881497964257) translate (20.98cm 5.39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custom-shape draw:style-name="gr66" draw:text-style-name="P1" draw:layer="layout" svg:width="0.378cm" svg:height="0.142cm" svg:x="19.826cm" svg:y="3.8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7cm" svg:y="3.804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19.827cm" svg:y="4.0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8cm" svg:y="4.0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19.827cm" svg:y="4.2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8cm" svg:y="4.2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19.827cm" svg:y="3.6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8cm" svg:y="3.6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7" draw:text-style-name="P1" draw:layer="layout" svg:width="0.111cm" svg:height="1.355cm" svg:x="20.265cm" svg:y="3.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1" draw:layer="layout" svg:width="0.762cm" svg:height="0.608cm" svg:x="19.913cm" svg:y="2.3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508cm" svg:height="0.508cm" svg:x="20.05cm" svg:y="2.6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0" draw:text-style-name="P5" draw:layer="layout" svg:width="0.254cm" svg:height="0.254cm" svg:x="20.013cm" svg:y="2.5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5" draw:layer="layout" svg:width="0.254cm" svg:height="0.254cm" svg:x="20.332cm" svg:y="2.5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" draw:layer="layout" svg:width="0.783cm" svg:height="0.221cm" svg:x="19.929cm" svg:y="4.6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1" draw:layer="layout" svg:width="0.293cm" svg:height="0.396cm" svg:x="19.782cm" svg:y="4.5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1" draw:layer="layout" svg:width="0.293cm" svg:height="0.396cm" svg:x="20.562cm" svg:y="4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" draw:text-style-name="P2" draw:layer="layout" svg:width="3.81cm" svg:height="1.27cm" svg:x="9.033cm" svg:y="4.03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5" draw:layer="layout" svg:width="0.508cm" svg:height="1.247cm" draw:transform="rotate (1.91986217719376) translate (11.718cm 3.8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1.016cm" svg:height="1.016cm" svg:x="10.396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9" draw:text-style-name="P5" draw:layer="layout" svg:width="0.508cm" svg:height="1.247cm" draw:transform="rotate (0.349065850398866) translate (11.266cm 5.17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9.667cm 5.176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4" draw:text-style-name="P1" draw:layer="layout" svg:width="0.201cm" svg:height="0.803cm" draw:transform="rotate (-2.79357400074212) translate (10.362cm 5.96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5" draw:text-style-name="P1" draw:layer="layout" svg:width="0.254cm" svg:height="0.253cm" draw:transform="rotate (1.91881497964257) translate (9.967cm 6.27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5" draw:text-style-name="P1" draw:layer="layout" svg:width="0.254cm" svg:height="0.253cm" draw:transform="rotate (1.91881497964257) translate (9.81cm 6.21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5" draw:text-style-name="P1" draw:layer="layout" svg:width="0.254cm" svg:height="0.253cm" draw:transform="rotate (1.91881497964257) translate (10.256cm 5.46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5" draw:text-style-name="P1" draw:layer="layout" svg:width="0.254cm" svg:height="0.253cm" draw:transform="rotate (1.91881497964257) translate (10.098cm 5.40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62" draw:text-style-name="P1" draw:layer="layout" svg:width="0.201cm" svg:height="0.803cm" draw:transform="rotate (-2.79357400074212) translate (11.938cm 5.965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3" draw:text-style-name="P1" draw:layer="layout" svg:width="0.254cm" svg:height="0.253cm" draw:transform="rotate (1.91881497964257) translate (11.711cm 6.27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11.868cm 6.21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3" draw:text-style-name="P1" draw:layer="layout" svg:width="0.254cm" svg:height="0.253cm" draw:transform="rotate (1.91881497964257) translate (11.422cm 5.46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11.58cm 5.4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8" draw:text-style-name="P5" draw:layer="layout" svg:width="1.27cm" svg:height="1.524cm" svg:x="10.278cm" svg:y="3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08cm" svg:height="1.247cm" draw:transform="rotate (1.91986217719376) translate (9.118cm 3.805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1" draw:layer="layout" svg:width="0.201cm" svg:height="0.803cm" draw:transform="rotate (1.91986217719376) translate (11.937cm 3.5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3" draw:text-style-name="P1" draw:layer="layout" svg:width="0.254cm" svg:height="0.254cm" draw:transform="rotate (0.349065850398866) translate (11.626cm 3.3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11.685cm 3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3" draw:text-style-name="P1" draw:layer="layout" svg:width="0.254cm" svg:height="0.254cm" draw:transform="rotate (0.349065850398866) translate (12.437cm 3.0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12.496cm 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64" draw:text-style-name="P1" draw:layer="layout" svg:width="0.201cm" svg:height="0.804cm" draw:transform="rotate (1.91986217719376) translate (9.226cm 3.57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5" draw:text-style-name="P1" draw:layer="layout" svg:width="0.254cm" svg:height="0.254cm" draw:transform="rotate (0.349065850398866) translate (9.897cm 3.34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9.838cm 3.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1" draw:layer="layout" svg:width="0.254cm" svg:height="0.254cm" draw:transform="rotate (0.349065850398866) translate (9.086cm 3.05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9.027cm 3.21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6" draw:text-style-name="P1" draw:layer="layout" svg:width="0.378cm" svg:height="0.142cm" svg:x="10.426cm" svg:y="3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7cm" svg:y="3.81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0.427cm" svg:y="4.0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8cm" svg:y="4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0.427cm" svg:y="4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8cm" svg:y="4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0.427cm" svg:y="3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8cm" svg:y="3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0.111cm" svg:height="1.355cm" svg:x="10.865cm" svg:y="3.5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0.762cm" svg:height="0.608cm" svg:x="10.513cm" svg:y="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508cm" svg:height="0.508cm" svg:x="10.65cm" svg:y="2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0.254cm" svg:height="0.254cm" svg:x="10.613cm" svg:y="2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254cm" svg:height="0.254cm" svg:x="10.93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83cm" svg:height="0.221cm" svg:x="10.529cm" svg:y="4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0.293cm" svg:height="0.396cm" svg:x="10.382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0.293cm" svg:height="0.396cm" svg:x="11.162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2.032cm" svg:height="0.86cm" svg:x="9.906cm" svg:y="4.5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032cm" svg:height="0.86cm" svg:x="14.206cm" svg:y="4.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22.462cm" svg:y="2.14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1.016cm" svg:height="1.016cm" svg:x="24.096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9" draw:text-style-name="P5" draw:layer="layout" svg:width="0.508cm" svg:height="1.247cm" draw:transform="rotate (0.349065850398866) translate (24.966cm 5.17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23.367cm 5.176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4" draw:text-style-name="P1" draw:layer="layout" svg:width="0.201cm" svg:height="0.803cm" draw:transform="rotate (-2.79357400074212) translate (24.062cm 5.96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5" draw:text-style-name="P1" draw:layer="layout" svg:width="0.254cm" svg:height="0.253cm" draw:transform="rotate (1.91881497964257) translate (23.667cm 6.27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5" draw:text-style-name="P1" draw:layer="layout" svg:width="0.254cm" svg:height="0.253cm" draw:transform="rotate (1.91881497964257) translate (23.51cm 6.21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5" draw:text-style-name="P1" draw:layer="layout" svg:width="0.254cm" svg:height="0.253cm" draw:transform="rotate (1.91881497964257) translate (23.956cm 5.46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5" draw:text-style-name="P1" draw:layer="layout" svg:width="0.254cm" svg:height="0.253cm" draw:transform="rotate (1.91881497964257) translate (23.798cm 5.40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62" draw:text-style-name="P1" draw:layer="layout" svg:width="0.201cm" svg:height="0.803cm" draw:transform="rotate (-2.79357400074212) translate (25.638cm 5.965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3" draw:text-style-name="P1" draw:layer="layout" svg:width="0.254cm" svg:height="0.253cm" draw:transform="rotate (1.91881497964257) translate (25.411cm 6.27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5.568cm 6.21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3" draw:text-style-name="P1" draw:layer="layout" svg:width="0.254cm" svg:height="0.253cm" draw:transform="rotate (1.91881497964257) translate (25.122cm 5.46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5.28cm 5.4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8" draw:text-style-name="P5" draw:layer="layout" svg:width="1.27cm" svg:height="1.524cm" svg:x="23.978cm" svg:y="3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6cm" svg:y="3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7cm" svg:y="3.81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4.0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4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4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4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3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3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0.111cm" svg:height="1.355cm" svg:x="24.565cm" svg:y="3.5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0.762cm" svg:height="0.608cm" svg:x="24.213cm" svg:y="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508cm" svg:height="0.508cm" svg:x="24.35cm" svg:y="2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0.254cm" svg:height="0.254cm" svg:x="24.313cm" svg:y="2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254cm" svg:height="0.254cm" svg:x="24.63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83cm" svg:height="0.221cm" svg:x="24.229cm" svg:y="4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0.293cm" svg:height="0.396cm" svg:x="24.082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0.293cm" svg:height="0.396cm" svg:x="24.862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3.946cm" svg:height="0.529cm" svg:x="22.644cm" svg:y="2.2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22.733cm" svg:y="2.83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5" draw:text-style-name="P1" draw:layer="layout" svg:width="1.778cm" svg:height="0.772cm" svg:x="23.71cm" svg:y="3.096cm">
          <text:p/>
          <draw:enhanced-geometry svg:viewBox="0 0 21600 21600" draw:mirror-vertical="true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0" draw:text-style-name="P5" draw:layer="layout" svg:width="0.508cm" svg:height="0.189cm" svg:x="24.338cm" svg:y="3.29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6" draw:layer="layout" svg:width="4.318cm" svg:height="4.318cm" svg:x="26.762cm" svg:y="2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27.033cm" svg:y="3.73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5" draw:layer="layout" svg:width="0.508cm" svg:height="1.247cm" draw:transform="rotate (1.91986217719376) translate (29.718cm 3.8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1.016cm" svg:height="1.016cm" svg:x="28.396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9" draw:text-style-name="P5" draw:layer="layout" svg:width="0.508cm" svg:height="1.247cm" draw:transform="rotate (0.349065850398866) translate (29.266cm 5.17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27.667cm 5.176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4" draw:text-style-name="P1" draw:layer="layout" svg:width="0.201cm" svg:height="0.803cm" draw:transform="rotate (-2.79357400074212) translate (28.362cm 5.96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5" draw:text-style-name="P1" draw:layer="layout" svg:width="0.254cm" svg:height="0.253cm" draw:transform="rotate (1.91881497964257) translate (27.967cm 6.27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5" draw:text-style-name="P1" draw:layer="layout" svg:width="0.254cm" svg:height="0.253cm" draw:transform="rotate (1.91881497964257) translate (27.81cm 6.21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5" draw:text-style-name="P1" draw:layer="layout" svg:width="0.254cm" svg:height="0.253cm" draw:transform="rotate (1.91881497964257) translate (28.256cm 5.46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5" draw:text-style-name="P1" draw:layer="layout" svg:width="0.254cm" svg:height="0.253cm" draw:transform="rotate (1.91881497964257) translate (28.098cm 5.40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62" draw:text-style-name="P1" draw:layer="layout" svg:width="0.201cm" svg:height="0.803cm" draw:transform="rotate (-2.79357400074212) translate (29.938cm 5.965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3" draw:text-style-name="P1" draw:layer="layout" svg:width="0.254cm" svg:height="0.253cm" draw:transform="rotate (1.91881497964257) translate (29.711cm 6.27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9.868cm 6.21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3" draw:text-style-name="P1" draw:layer="layout" svg:width="0.254cm" svg:height="0.253cm" draw:transform="rotate (1.91881497964257) translate (29.422cm 5.46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9.58cm 5.40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8" draw:text-style-name="P5" draw:layer="layout" svg:width="1.27cm" svg:height="1.524cm" svg:x="28.278cm" svg:y="3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08cm" svg:height="1.247cm" draw:transform="rotate (1.91986217719376) translate (27.118cm 3.805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1" draw:layer="layout" svg:width="0.201cm" svg:height="0.803cm" draw:transform="rotate (1.91986217719376) translate (29.937cm 3.5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3" draw:text-style-name="P1" draw:layer="layout" svg:width="0.254cm" svg:height="0.254cm" draw:transform="rotate (0.349065850398866) translate (29.626cm 3.3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29.685cm 3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3" draw:text-style-name="P1" draw:layer="layout" svg:width="0.254cm" svg:height="0.254cm" draw:transform="rotate (0.349065850398866) translate (30.437cm 3.0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30.496cm 3.2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64" draw:text-style-name="P1" draw:layer="layout" svg:width="0.201cm" svg:height="0.804cm" draw:transform="rotate (1.91986217719376) translate (27.226cm 3.57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5" draw:text-style-name="P1" draw:layer="layout" svg:width="0.254cm" svg:height="0.254cm" draw:transform="rotate (0.349065850398866) translate (27.897cm 3.34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27.838cm 3.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1" draw:layer="layout" svg:width="0.254cm" svg:height="0.254cm" draw:transform="rotate (0.349065850398866) translate (27.086cm 3.05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27.027cm 3.21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6" draw:text-style-name="P1" draw:layer="layout" svg:width="0.378cm" svg:height="0.142cm" svg:x="28.426cm" svg:y="3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7cm" svg:y="3.81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8.427cm" svg:y="4.0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8cm" svg:y="4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8.427cm" svg:y="4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8cm" svg:y="4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8.427cm" svg:y="3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8cm" svg:y="3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0.111cm" svg:height="1.355cm" svg:x="28.865cm" svg:y="3.5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0.762cm" svg:height="0.608cm" svg:x="28.513cm" svg:y="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508cm" svg:height="0.508cm" svg:x="28.65cm" svg:y="2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0.254cm" svg:height="0.254cm" svg:x="28.613cm" svg:y="2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254cm" svg:height="0.254cm" svg:x="28.93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83cm" svg:height="0.221cm" svg:x="28.529cm" svg:y="4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0.293cm" svg:height="0.396cm" svg:x="28.382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0.293cm" svg:height="0.396cm" svg:x="29.162cm" svg:y="4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2.032cm" svg:height="0.86cm" svg:x="27.906cm" svg:y="4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9" draw:layer="layout" svg:width="4.318cm" svg:height="3.158cm" svg:x="18.162cm" svg:y="2.14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4.318cm" svg:height="3.158cm" svg:x="18.162cm" svg:y="2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0.162cm" svg:y="2.1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016cm" svg:height="1.016cm" svg:x="1.734cm" svg:y="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1.27cm" svg:height="1.524cm" svg:x="1.634cm" svg:y="3.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08cm" svg:height="1.247cm" draw:transform="rotate (0.349065850398866) translate (2.622cm 5.1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" draw:layer="layout" svg:width="0.508cm" svg:height="1.247cm" draw:transform="rotate (0.349065850398866) translate (1.023cm 5.133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08cm" svg:height="1.247cm" draw:transform="rotate (1.91986217719376) translate (3.074cm 3.76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" draw:layer="layout" svg:width="0.508cm" svg:height="1.247cm" draw:transform="rotate (1.91986217719376) translate (0.474cm 3.762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0.432cm" svg:y="4.03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1" draw:text-style-name="P6" draw:layer="layout" svg:x1="1.642cm" svg:y1="3.794cm" svg:x2="1.63cm" svg:y2="4.54cm">
          <text:p/>
        </draw:line>
        <draw:line draw:style-name="gr81" draw:text-style-name="P6" draw:layer="layout" svg:x1="2.912cm" svg:y1="3.794cm" svg:x2="2.9cm" svg:y2="4.54cm">
          <text:p/>
        </draw:line>
        <draw:custom-shape draw:style-name="gr82" draw:text-style-name="P1" draw:layer="layout" svg:width="1.051cm" svg:height="0.752cm" svg:x="1.745cm" svg:y="3.77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778cm" svg:height="0.772cm" svg:x="5.711cm" svg:y="3.796cm">
          <text:p/>
          <draw:enhanced-geometry svg:viewBox="0 0 21600 21600" draw:mirror-vertical="true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3" draw:text-style-name="P5" draw:layer="layout" svg:width="0.508cm" svg:height="0.189cm" svg:x="6.339cm" svg:y="3.99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6" draw:layer="layout" svg:width="4.318cm" svg:height="4.318cm" svg:x="4.462cm" svg:y="-2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8.762cm" svg:y="-2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18.162cm" svg:y="-2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13.062cm" svg:y="-2.19cm">
          <text:p/>
          <draw:enhanced-geometry svg:viewBox="0 0 21600 21600" draw:type="rectangle" draw:enhanced-path="M 0 0 L 21600 0 21600 21600 0 21600 0 0 Z N"/>
        </draw:custom-shape>
        <draw:g>
          <draw:custom-shape draw:style-name="gr57" draw:text-style-name="P5" draw:layer="layout" svg:width="1.016cm" svg:height="1.016cm" svg:x="14.678cm" svg:y="-2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" draw:layer="layout" svg:width="1.27cm" svg:height="1.524cm" svg:x="14.578cm" svg:y="-0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5" draw:layer="layout" svg:width="0.508cm" svg:height="1.247cm" draw:transform="rotate (0.349065850398866) translate (15.566cm 0.85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13.967cm 0.853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5" draw:layer="layout" svg:width="0.508cm" svg:height="1.247cm" draw:transform="rotate (1.91986217719376) translate (16.018cm -0.5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1.91986217719376) translate (13.418cm -0.518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9" draw:text-style-name="P5" draw:layer="layout" svg:width="0.508cm" svg:height="1.247cm" draw:transform="rotate (1.91986217719376) translate (21.118cm -0.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7" draw:text-style-name="P5" draw:layer="layout" svg:width="1.016cm" svg:height="1.016cm" svg:x="19.796cm" svg:y="-2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5" draw:layer="layout" svg:width="1.27cm" svg:height="1.524cm" svg:x="19.678cm" svg:y="-0.8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5" draw:layer="layout" svg:width="0.508cm" svg:height="1.247cm" draw:transform="rotate (0.349065850398866) translate (20.666cm 0.831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" draw:layer="layout" svg:width="0.508cm" svg:height="1.247cm" draw:transform="rotate (0.349065850398866) translate (19.067cm 0.831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" draw:layer="layout" svg:width="0.508cm" svg:height="1.247cm" draw:transform="rotate (1.91986217719376) translate (18.518cm -0.54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2" draw:text-style-name="P1" draw:layer="layout" svg:width="0.201cm" svg:height="0.803cm" draw:transform="rotate (1.91986217719376) translate (21.337cm -0.775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3" draw:text-style-name="P1" draw:layer="layout" svg:width="0.254cm" svg:height="0.254cm" draw:transform="rotate (0.349065850398866) translate (21.026cm -1.00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4cm" draw:transform="rotate (0.349065850398866) translate (21.085cm -0.84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63" draw:text-style-name="P1" draw:layer="layout" svg:width="0.254cm" svg:height="0.254cm" draw:transform="rotate (0.349065850398866) translate (21.837cm -1.29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4cm" draw:transform="rotate (0.349065850398866) translate (21.896cm -1.13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64" draw:text-style-name="P1" draw:layer="layout" svg:width="0.201cm" svg:height="0.804cm" draw:transform="rotate (1.91986217719376) translate (18.626cm -0.775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5" draw:text-style-name="P1" draw:layer="layout" svg:width="0.254cm" svg:height="0.254cm" draw:transform="rotate (0.349065850398866) translate (19.297cm -1.002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5" draw:text-style-name="P1" draw:layer="layout" svg:width="0.254cm" svg:height="0.254cm" draw:transform="rotate (0.349065850398866) translate (19.238cm -0.845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65" draw:text-style-name="P1" draw:layer="layout" svg:width="0.254cm" svg:height="0.254cm" draw:transform="rotate (0.349065850398866) translate (18.486cm -1.291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5" draw:text-style-name="P1" draw:layer="layout" svg:width="0.254cm" svg:height="0.254cm" draw:transform="rotate (0.349065850398866) translate (18.427cm -1.134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84" draw:text-style-name="P1" draw:layer="layout" svg:width="0.201cm" svg:height="0.803cm" draw:transform="rotate (-2.79357400074212) translate (19.762cm 1.62cm)">
                <text:p/>
  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85" draw:text-style-name="P1" draw:layer="layout" svg:width="0.254cm" svg:height="0.253cm" draw:transform="rotate (1.91881497964257) translate (19.367cm 1.931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5" draw:text-style-name="P1" draw:layer="layout" svg:width="0.254cm" svg:height="0.253cm" draw:transform="rotate (1.91881497964257) translate (19.21cm 1.872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85" draw:text-style-name="P1" draw:layer="layout" svg:width="0.254cm" svg:height="0.253cm" draw:transform="rotate (1.91881497964257) translate (19.656cm 1.12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5" draw:text-style-name="P1" draw:layer="layout" svg:width="0.254cm" svg:height="0.253cm" draw:transform="rotate (1.91881497964257) translate (19.498cm 1.061cm)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62" draw:text-style-name="P1" draw:layer="layout" svg:width="0.201cm" svg:height="0.803cm" draw:transform="rotate (-2.79357400074212) translate (21.338cm 1.62cm)">
                <text:p/>
  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3" draw:text-style-name="P1" draw:layer="layout" svg:width="0.254cm" svg:height="0.253cm" draw:transform="rotate (1.91881497964257) translate (21.111cm 1.93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3cm" draw:transform="rotate (1.91881497964257) translate (21.268cm 1.87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63" draw:text-style-name="P1" draw:layer="layout" svg:width="0.254cm" svg:height="0.253cm" draw:transform="rotate (1.91881497964257) translate (20.822cm 1.1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3" draw:text-style-name="P1" draw:layer="layout" svg:width="0.254cm" svg:height="0.253cm" draw:transform="rotate (1.91881497964257) translate (20.98cm 1.06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custom-shape draw:style-name="gr66" draw:text-style-name="P1" draw:layer="layout" svg:width="0.378cm" svg:height="0.142cm" svg:x="19.826cm" svg:y="-0.5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7cm" svg:y="-0.53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19.827cm" svg:y="-0.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8cm" svg:y="-0.3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19.827cm" svg:y="-0.1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8cm" svg:y="-0.1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19.827cm" svg:y="-0.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1" draw:layer="layout" svg:width="0.378cm" svg:height="0.142cm" svg:x="20.428cm" svg:y="-0.7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7" draw:text-style-name="P1" draw:layer="layout" svg:width="0.111cm" svg:height="1.355cm" svg:x="20.265cm" svg:y="-0.76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8" draw:text-style-name="P1" draw:layer="layout" svg:width="0.762cm" svg:height="0.608cm" svg:x="19.913cm" svg:y="-1.9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508cm" svg:height="0.508cm" svg:x="20.05cm" svg:y="-1.6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0" draw:text-style-name="P5" draw:layer="layout" svg:width="0.254cm" svg:height="0.254cm" svg:x="20.013cm" svg:y="-1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5" draw:layer="layout" svg:width="0.254cm" svg:height="0.254cm" svg:x="20.332cm" svg:y="-1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1" draw:layer="layout" svg:width="0.783cm" svg:height="0.221cm" svg:x="19.929cm" svg:y="0.29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1" draw:layer="layout" svg:width="0.293cm" svg:height="0.396cm" svg:x="19.782cm" svg:y="0.1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1" draw:layer="layout" svg:width="0.293cm" svg:height="0.396cm" svg:x="20.562cm" svg:y="0.1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59" draw:text-style-name="P5" draw:layer="layout" svg:width="0.508cm" svg:height="1.247cm" draw:transform="rotate (1.91986217719376) translate (11.718cm -0.5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1.016cm" svg:height="1.016cm" svg:x="10.396cm" svg:y="-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9" draw:text-style-name="P5" draw:layer="layout" svg:width="0.508cm" svg:height="1.247cm" draw:transform="rotate (0.349065850398866) translate (11.266cm 0.84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9.667cm 0.842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4" draw:text-style-name="P1" draw:layer="layout" svg:width="0.201cm" svg:height="0.803cm" draw:transform="rotate (-2.79357400074212) translate (10.362cm 1.631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85" draw:text-style-name="P1" draw:layer="layout" svg:width="0.254cm" svg:height="0.253cm" draw:transform="rotate (1.91881497964257) translate (9.967cm 1.942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5" draw:text-style-name="P1" draw:layer="layout" svg:width="0.254cm" svg:height="0.253cm" draw:transform="rotate (1.91881497964257) translate (9.81cm 1.88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85" draw:text-style-name="P1" draw:layer="layout" svg:width="0.254cm" svg:height="0.253cm" draw:transform="rotate (1.91881497964257) translate (10.256cm 1.13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5" draw:text-style-name="P1" draw:layer="layout" svg:width="0.254cm" svg:height="0.253cm" draw:transform="rotate (1.91881497964257) translate (10.098cm 1.072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62" draw:text-style-name="P1" draw:layer="layout" svg:width="0.201cm" svg:height="0.803cm" draw:transform="rotate (-2.79357400074212) translate (11.938cm 1.631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3" draw:text-style-name="P1" draw:layer="layout" svg:width="0.254cm" svg:height="0.253cm" draw:transform="rotate (1.91881497964257) translate (11.711cm 1.94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11.868cm 1.88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3" draw:text-style-name="P1" draw:layer="layout" svg:width="0.254cm" svg:height="0.253cm" draw:transform="rotate (1.91881497964257) translate (11.422cm 1.13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11.58cm 1.07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8" draw:text-style-name="P5" draw:layer="layout" svg:width="1.27cm" svg:height="1.524cm" svg:x="10.278cm" svg:y="-0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08cm" svg:height="1.247cm" draw:transform="rotate (1.91986217719376) translate (9.118cm -0.529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1" draw:layer="layout" svg:width="0.201cm" svg:height="0.803cm" draw:transform="rotate (1.91986217719376) translate (11.937cm -0.76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3" draw:text-style-name="P1" draw:layer="layout" svg:width="0.254cm" svg:height="0.254cm" draw:transform="rotate (0.349065850398866) translate (11.626cm -0.99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11.685cm -0.8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3" draw:text-style-name="P1" draw:layer="layout" svg:width="0.254cm" svg:height="0.254cm" draw:transform="rotate (0.349065850398866) translate (12.437cm -1.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12.496cm -1.1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64" draw:text-style-name="P1" draw:layer="layout" svg:width="0.201cm" svg:height="0.804cm" draw:transform="rotate (1.91986217719376) translate (9.226cm -0.764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5" draw:text-style-name="P1" draw:layer="layout" svg:width="0.254cm" svg:height="0.254cm" draw:transform="rotate (0.349065850398866) translate (9.897cm -0.99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9.838cm -0.83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1" draw:layer="layout" svg:width="0.254cm" svg:height="0.254cm" draw:transform="rotate (0.349065850398866) translate (9.086cm -1.2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9.027cm -1.12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6" draw:text-style-name="P1" draw:layer="layout" svg:width="0.378cm" svg:height="0.142cm" svg:x="10.426cm" svg:y="-0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7cm" svg:y="-0.51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0.427cm" svg:y="-0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8cm" svg:y="-0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0.427cm" svg:y="-0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8cm" svg:y="-0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0.427cm" svg:y="-0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11.028cm" svg:y="-0.7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0.111cm" svg:height="1.355cm" svg:x="10.865cm" svg:y="-0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0.762cm" svg:height="0.608cm" svg:x="10.513cm" svg:y="-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508cm" svg:height="0.508cm" svg:x="10.65cm" svg:y="-1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0.254cm" svg:height="0.254cm" svg:x="10.613cm" svg:y="-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254cm" svg:height="0.254cm" svg:x="10.932cm" svg:y="-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83cm" svg:height="0.221cm" svg:x="10.529cm" svg:y="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0.293cm" svg:height="0.396cm" svg:x="10.382cm" svg:y="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0.293cm" svg:height="0.396cm" svg:x="11.162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4.318cm" svg:height="4.318cm" svg:x="22.462cm" svg:y="-2.1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1.016cm" svg:height="1.016cm" svg:x="24.096cm" svg:y="-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9" draw:text-style-name="P5" draw:layer="layout" svg:width="0.508cm" svg:height="1.247cm" draw:transform="rotate (0.349065850398866) translate (24.966cm 0.84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23.367cm 0.842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4" draw:text-style-name="P1" draw:layer="layout" svg:width="0.201cm" svg:height="0.803cm" draw:transform="rotate (-2.79357400074212) translate (24.062cm 1.631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85" draw:text-style-name="P1" draw:layer="layout" svg:width="0.254cm" svg:height="0.253cm" draw:transform="rotate (1.91881497964257) translate (23.667cm 1.942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5" draw:text-style-name="P1" draw:layer="layout" svg:width="0.254cm" svg:height="0.253cm" draw:transform="rotate (1.91881497964257) translate (23.51cm 1.88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85" draw:text-style-name="P1" draw:layer="layout" svg:width="0.254cm" svg:height="0.253cm" draw:transform="rotate (1.91881497964257) translate (23.956cm 1.13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5" draw:text-style-name="P1" draw:layer="layout" svg:width="0.254cm" svg:height="0.253cm" draw:transform="rotate (1.91881497964257) translate (23.798cm 1.072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62" draw:text-style-name="P1" draw:layer="layout" svg:width="0.201cm" svg:height="0.803cm" draw:transform="rotate (-2.79357400074212) translate (25.638cm 1.631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3" draw:text-style-name="P1" draw:layer="layout" svg:width="0.254cm" svg:height="0.253cm" draw:transform="rotate (1.91881497964257) translate (25.411cm 1.94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5.568cm 1.88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3" draw:text-style-name="P1" draw:layer="layout" svg:width="0.254cm" svg:height="0.253cm" draw:transform="rotate (1.91881497964257) translate (25.122cm 1.13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5.28cm 1.07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8" draw:text-style-name="P5" draw:layer="layout" svg:width="1.27cm" svg:height="1.524cm" svg:x="23.978cm" svg:y="-0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6cm" svg:y="-0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7cm" svg:y="-0.51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-0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-0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-0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-0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-0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-0.7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0.111cm" svg:height="1.355cm" svg:x="24.565cm" svg:y="-0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0.762cm" svg:height="0.608cm" svg:x="24.213cm" svg:y="-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508cm" svg:height="0.508cm" svg:x="24.35cm" svg:y="-1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0.254cm" svg:height="0.254cm" svg:x="24.313cm" svg:y="-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254cm" svg:height="0.254cm" svg:x="24.632cm" svg:y="-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83cm" svg:height="0.221cm" svg:x="24.229cm" svg:y="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0.293cm" svg:height="0.396cm" svg:x="24.082cm" svg:y="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0.293cm" svg:height="0.396cm" svg:x="24.862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" draw:layer="layout" svg:width="0.508cm" svg:height="0.189cm" svg:x="24.338cm" svg:y="-1.04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6" draw:layer="layout" svg:width="4.318cm" svg:height="4.318cm" svg:x="26.762cm" svg:y="-2.1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0.508cm" svg:height="1.247cm" draw:transform="rotate (1.91986217719376) translate (29.718cm -0.5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1.016cm" svg:height="1.016cm" svg:x="28.396cm" svg:y="-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9" draw:text-style-name="P5" draw:layer="layout" svg:width="0.508cm" svg:height="1.247cm" draw:transform="rotate (0.349065850398866) translate (29.266cm 0.84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5" draw:layer="layout" svg:width="0.508cm" svg:height="1.247cm" draw:transform="rotate (0.349065850398866) translate (27.667cm 0.842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4" draw:text-style-name="P1" draw:layer="layout" svg:width="0.201cm" svg:height="0.803cm" draw:transform="rotate (-2.79357400074212) translate (28.362cm 1.631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85" draw:text-style-name="P1" draw:layer="layout" svg:width="0.254cm" svg:height="0.253cm" draw:transform="rotate (1.91881497964257) translate (27.967cm 1.942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5" draw:text-style-name="P1" draw:layer="layout" svg:width="0.254cm" svg:height="0.253cm" draw:transform="rotate (1.91881497964257) translate (27.81cm 1.88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85" draw:text-style-name="P1" draw:layer="layout" svg:width="0.254cm" svg:height="0.253cm" draw:transform="rotate (1.91881497964257) translate (28.256cm 1.13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5" draw:text-style-name="P1" draw:layer="layout" svg:width="0.254cm" svg:height="0.253cm" draw:transform="rotate (1.91881497964257) translate (28.098cm 1.072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62" draw:text-style-name="P1" draw:layer="layout" svg:width="0.201cm" svg:height="0.803cm" draw:transform="rotate (-2.79357400074212) translate (29.938cm 1.631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3" draw:text-style-name="P1" draw:layer="layout" svg:width="0.254cm" svg:height="0.253cm" draw:transform="rotate (1.91881497964257) translate (29.711cm 1.94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9.868cm 1.88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3" draw:text-style-name="P1" draw:layer="layout" svg:width="0.254cm" svg:height="0.253cm" draw:transform="rotate (1.91881497964257) translate (29.422cm 1.13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3" draw:text-style-name="P1" draw:layer="layout" svg:width="0.254cm" svg:height="0.253cm" draw:transform="rotate (1.91881497964257) translate (29.58cm 1.07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8" draw:text-style-name="P5" draw:layer="layout" svg:width="1.27cm" svg:height="1.524cm" svg:x="28.278cm" svg:y="-0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08cm" svg:height="1.247cm" draw:transform="rotate (1.91986217719376) translate (27.118cm -0.529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1" draw:layer="layout" svg:width="0.201cm" svg:height="0.803cm" draw:transform="rotate (1.91986217719376) translate (29.937cm -0.76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3" draw:text-style-name="P1" draw:layer="layout" svg:width="0.254cm" svg:height="0.254cm" draw:transform="rotate (0.349065850398866) translate (29.626cm -0.99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29.685cm -0.83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3" draw:text-style-name="P1" draw:layer="layout" svg:width="0.254cm" svg:height="0.254cm" draw:transform="rotate (0.349065850398866) translate (30.437cm -1.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30.496cm -1.1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64" draw:text-style-name="P1" draw:layer="layout" svg:width="0.201cm" svg:height="0.804cm" draw:transform="rotate (1.91986217719376) translate (27.226cm -0.764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5" draw:text-style-name="P1" draw:layer="layout" svg:width="0.254cm" svg:height="0.254cm" draw:transform="rotate (0.349065850398866) translate (27.897cm -0.99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27.838cm -0.83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1" draw:layer="layout" svg:width="0.254cm" svg:height="0.254cm" draw:transform="rotate (0.349065850398866) translate (27.086cm -1.2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27.027cm -1.12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6" draw:text-style-name="P1" draw:layer="layout" svg:width="0.378cm" svg:height="0.142cm" svg:x="28.426cm" svg:y="-0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7cm" svg:y="-0.51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8.427cm" svg:y="-0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8cm" svg:y="-0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8.427cm" svg:y="-0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8cm" svg:y="-0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8.427cm" svg:y="-0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9.028cm" svg:y="-0.7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0.111cm" svg:height="1.355cm" svg:x="28.865cm" svg:y="-0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0.762cm" svg:height="0.608cm" svg:x="28.513cm" svg:y="-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508cm" svg:height="0.508cm" svg:x="28.65cm" svg:y="-1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0.254cm" svg:height="0.254cm" svg:x="28.613cm" svg:y="-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254cm" svg:height="0.254cm" svg:x="28.932cm" svg:y="-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83cm" svg:height="0.221cm" svg:x="28.529cm" svg:y="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0.293cm" svg:height="0.396cm" svg:x="28.382cm" svg:y="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0.293cm" svg:height="0.396cm" svg:x="29.162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0" draw:layer="layout" svg:width="4.318cm" svg:height="1.961cm" svg:x="18.162cm" svg:y="-2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4.318cm" svg:x="0.162cm" svg:y="-2.1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016cm" svg:height="1.016cm" svg:x="1.734cm" svg:y="-2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1.27cm" svg:height="1.524cm" svg:x="1.634cm" svg:y="-0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08cm" svg:height="1.247cm" draw:transform="rotate (0.349065850398866) translate (2.622cm 0.7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" draw:layer="layout" svg:width="0.508cm" svg:height="1.247cm" draw:transform="rotate (0.349065850398866) translate (1.023cm 0.799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08cm" svg:height="1.247cm" draw:transform="rotate (1.91986217719376) translate (3.074cm -0.57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" draw:layer="layout" svg:width="0.508cm" svg:height="1.247cm" draw:transform="rotate (1.91986217719376) translate (0.474cm -0.572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1" draw:text-style-name="P6" draw:layer="layout" svg:x1="1.642cm" svg:y1="-0.54cm" svg:x2="1.63cm" svg:y2="0.206cm">
          <text:p/>
        </draw:line>
        <draw:line draw:style-name="gr81" draw:text-style-name="P6" draw:layer="layout" svg:x1="2.912cm" svg:y1="-0.54cm" svg:x2="2.9cm" svg:y2="0.206cm">
          <text:p/>
        </draw:line>
        <draw:custom-shape draw:style-name="gr82" draw:text-style-name="P1" draw:layer="layout" svg:width="1.051cm" svg:height="0.752cm" svg:x="1.745cm" svg:y="-0.55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" draw:layer="layout" svg:width="3.048cm" svg:height="0.507cm" svg:x="5.08cm" svg:y="-0.29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7" draw:text-style-name="P5" draw:layer="layout" svg:width="3.048cm" svg:height="0.507cm" svg:x="0.762cm" svg:y="-0.29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7" draw:text-style-name="P5" draw:layer="layout" svg:width="3.048cm" svg:height="0.507cm" svg:x="9.392cm" svg:y="-0.2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7" draw:text-style-name="P5" draw:layer="layout" svg:width="3.048cm" svg:height="0.507cm" svg:x="13.704cm" svg:y="-0.28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9" draw:text-style-name="P5" draw:layer="layout" svg:width="0.508cm" svg:height="1.247cm" draw:transform="rotate (1.91986217719376) translate (25.418cm -0.5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1.016cm" svg:height="1.016cm" svg:x="24.096cm" svg:y="-2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" draw:layer="layout" svg:width="0.508cm" svg:height="1.247cm" draw:transform="rotate (1.91986217719376) translate (22.818cm -0.528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1" draw:layer="layout" svg:width="0.201cm" svg:height="0.803cm" draw:transform="rotate (1.91986217719376) translate (25.637cm -0.7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3" draw:text-style-name="P1" draw:layer="layout" svg:width="0.254cm" svg:height="0.254cm" draw:transform="rotate (0.349065850398866) translate (25.326cm -0.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25.385cm -0.8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3" draw:text-style-name="P1" draw:layer="layout" svg:width="0.254cm" svg:height="0.254cm" draw:transform="rotate (0.349065850398866) translate (26.137cm -1.2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1" draw:layer="layout" svg:width="0.254cm" svg:height="0.254cm" draw:transform="rotate (0.349065850398866) translate (26.196cm -1.1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64" draw:text-style-name="P1" draw:layer="layout" svg:width="0.201cm" svg:height="0.804cm" draw:transform="rotate (1.91986217719376) translate (22.926cm -0.763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5" draw:text-style-name="P1" draw:layer="layout" svg:width="0.254cm" svg:height="0.254cm" draw:transform="rotate (0.349065850398866) translate (23.597cm -0.9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23.538cm -0.83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1" draw:layer="layout" svg:width="0.254cm" svg:height="0.254cm" draw:transform="rotate (0.349065850398866) translate (22.786cm -1.27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254cm" svg:height="0.254cm" draw:transform="rotate (0.349065850398866) translate (22.727cm -1.1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6" draw:text-style-name="P1" draw:layer="layout" svg:width="0.378cm" svg:height="0.142cm" svg:x="24.126cm" svg:y="-0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7cm" svg:y="-0.51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-0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-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-0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-0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127cm" svg:y="-0.7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layout" svg:width="0.378cm" svg:height="0.142cm" svg:x="24.728cm" svg:y="-0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" draw:layer="layout" svg:width="0.111cm" svg:height="1.355cm" svg:x="24.565cm" svg:y="-0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0.762cm" svg:height="0.608cm" svg:x="24.213cm" svg:y="-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508cm" svg:height="0.508cm" svg:x="24.35cm" svg:y="-1.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0.254cm" svg:height="0.254cm" svg:x="24.313cm" svg:y="-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" draw:layer="layout" svg:width="0.254cm" svg:height="0.254cm" svg:x="24.632cm" svg:y="-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83cm" svg:height="0.221cm" svg:x="24.229cm" svg:y="0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0.293cm" svg:height="0.396cm" svg:x="24.082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" draw:layer="layout" svg:width="0.293cm" svg:height="0.396cm" svg:x="24.862cm" svg:y="0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" draw:layer="layout" svg:width="3.048cm" svg:height="0.507cm" svg:x="23.092cm" svg:y="-0.78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8" draw:text-style-name="P1" draw:layer="layout" svg:width="4.3cm" svg:height="1.406cm" svg:x="22.462cm" svg:y="-2.1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4.318cm" svg:height="1.961cm" svg:x="18.162cm" svg:y="-2.0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draw:layer="layout" svg:width="4.318cm" svg:height="1.961cm" svg:x="18.162cm" svg:y="-2.0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4.318cm" svg:height="1.961cm" svg:x="18.034cm" svg:y="0.10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7" draw:text-style-name="P5" draw:layer="layout" svg:width="3.048cm" svg:height="0.507cm" svg:x="27.392cm" svg:y="-0.7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0" draw:text-style-name="P4" draw:layer="layout" svg:width="4.318cm" svg:height="4.318cm" svg:x="8.762cm" svg:y="-6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4.318cm" svg:height="4.318cm" svg:x="13.062cm" svg:y="-6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586cm" svg:height="2.794cm" svg:x="9.57cm" svg:y="-5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3.938cm" svg:height="0.495cm" svg:x="8.952cm" svg:y="-4.5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3" draw:text-style-name="P5" draw:layer="layout" svg:width="2.586cm" svg:height="2.794cm" svg:x="13.87cm" svg:y="-5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3.938cm" svg:height="0.495cm" svg:x="13.252cm" svg:y="-4.5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0" draw:text-style-name="P4" draw:layer="layout" svg:width="4.318cm" svg:height="4.318cm" svg:x="4.462cm" svg:y="-6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3.938cm" svg:height="0.495cm" svg:x="4.652cm" svg:y="-4.5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0" draw:text-style-name="P4" draw:layer="layout" svg:width="4.318cm" svg:height="4.318cm" svg:x="0.162cm" svg:y="-6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586cm" svg:height="2.794cm" svg:x="0.97cm" svg:y="-5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4.568cm" svg:height="0.495cm" draw:transform="rotate (2.35619449019234) translate (3.738cm -2.56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0" draw:text-style-name="P4" draw:layer="layout" svg:width="4.318cm" svg:height="4.318cm" svg:x="22.462cm" svg:y="-6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4.318cm" svg:height="4.318cm" svg:x="26.762cm" svg:y="-6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586cm" svg:height="2.794cm" svg:x="23.27cm" svg:y="-5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draw:layer="layout" svg:width="4.318cm" svg:height="4.318cm" svg:x="18.162cm" svg:y="-6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3.192cm" svg:height="1.467cm" svg:x="22.97cm" svg:y="-6.34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586cm" svg:height="2.794cm" svg:x="27.57cm" svg:y="-5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1" draw:layer="layout" svg:width="2.586cm" svg:height="2.794cm" svg:x="18.971cm" svg:y="-5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6" draw:layer="layout" svg:x1="19.356cm" svg:y1="-2.916cm" svg:x2="21.134cm" svg:y2="-2.916cm">
          <text:p/>
        </draw:line>
        <draw:line draw:style-name="gr97" draw:text-style-name="P6" draw:layer="layout" svg:x1="18.971cm" svg:y1="-3.214cm" svg:x2="18.971cm" svg:y2="-4.23cm">
          <text:p/>
        </draw:line>
        <draw:line draw:style-name="gr97" draw:text-style-name="P6" draw:layer="layout" svg:x1="21.571cm" svg:y1="-3.398cm" svg:x2="21.571cm" svg:y2="-4.414cm">
          <text:p/>
        </draw:line>
        <draw:custom-shape draw:style-name="gr90" draw:text-style-name="P4" draw:layer="layout" svg:width="4.318cm" svg:height="4.318cm" svg:x="32.762cm" svg:y="-6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586cm" svg:height="2.794cm" svg:x="33.571cm" svg:y="-5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6" draw:layer="layout" svg:x1="33.074cm" svg:y1="-5.026cm" svg:x2="34.19cm" svg:y2="-4cm">
          <text:p/>
        </draw:line>
        <draw:line draw:style-name="gr98" draw:text-style-name="P6" draw:layer="layout" svg:x1="36.676cm" svg:y1="-5.982cm" svg:x2="34.39cm" svg:y2="-3.8cm">
          <text:p/>
        </draw:line>
        <draw:line draw:style-name="gr99" draw:text-style-name="P6" draw:layer="layout" svg:x1="33.414cm" svg:y1="-4.77cm" svg:x2="34.53cm" svg:y2="-3.743cm">
          <text:p/>
        </draw:line>
        <draw:line draw:style-name="gr99" draw:text-style-name="P6" draw:layer="layout" svg:x1="36.676cm" svg:y1="-5.981cm" svg:x2="34.39cm" svg:y2="-3.799cm">
          <text:p/>
        </draw:line>
        <draw:custom-shape draw:style-name="gr90" draw:text-style-name="P4" draw:layer="layout" svg:width="4.318cm" svg:height="4.318cm" svg:x="37.716cm" svg:y="-6.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2.032cm" svg:height="2.794cm" svg:x="38.808cm" svg:y="-5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" draw:layer="layout" svg:width="1.269cm" svg:height="0.621cm" svg:x="39.163cm" svg:y="-6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" draw:layer="layout" svg:width="0.715cm" svg:height="0.347cm" svg:x="39.463cm" svg:y="-5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5" draw:layer="layout" svg:width="1.016cm" svg:height="1.524cm" svg:x="39.084cm" svg:y="-4.562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104" draw:text-style-name="P5" draw:layer="layout" svg:width="1.016cm" svg:height="0.845cm" svg:x="39.643cm" svg:y="-4.604cm">
            <text:p/>
            <draw:enhanced-geometry svg:viewBox="0 0 21600 21600" draw:glue-points="?f6 0 10800 ?f8 ?f11 10800 ?f9 21600 10800 ?f10 ?f5 10800" draw:text-areas="?f3 ?f3 ?f4 ?f4" draw:mirror-horizontal="true" draw:mirror-vertical="false" draw:type="parallelogram" draw:modifiers="12212.38938053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5" draw:text-style-name="P5" draw:layer="layout" svg:width="1.016cm" svg:height="0.84cm" svg:x="39.543cm" svg:y="-3.853cm">
            <text:p/>
            <draw:enhanced-geometry svg:viewBox="0 0 21600 21600" draw:glue-points="?f6 0 10800 ?f8 ?f11 10800 ?f9 21600 10800 ?f10 ?f5 10800" draw:text-areas="?f3 ?f3 ?f4 ?f4" draw:mirror-horizontal="true" draw:mirror-vertical="true" draw:type="parallelogram" draw:modifiers="12212.38938053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06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dia" presentation:presentation-page-layout-name="AL2T0">
        <draw:custom-shape draw:style-name="gr107" draw:text-style-name="P4" draw:layer="layout" svg:width="2.794cm" svg:height="3.556cm" svg:x="25.537cm" svg:y="20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Vermenigvuldigen 3" draw:style-name="gr108" draw:text-style-name="P23" draw:layer="layout" svg:width="3.2cm" svg:height="3.399cm" svg:x="3.1cm" svg:y="-0.935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Afgeronde rechthoek 4" draw:style-name="gr108" draw:text-style-name="P23" draw:layer="layout" svg:width="2.398cm" svg:height="3.2cm" svg:x="6.901cm" svg:y="-0.9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2" draw:style-name="gr109" draw:text-style-name="P24" draw:layer="layout" svg:width="5.291cm" svg:height="5.291cm" svg:x="11.099cm" svg:y="-1.883cm">
          <draw:image xlink:href="Pictures/10000201000000C8000000C8555D1428017B9E3B.png" xlink:type="simple" xlink:show="embed" xlink:actuate="onLoad">
            <text:p/>
          </draw:image>
        </draw:frame>
        <draw:frame draw:name="Picture 4" draw:style-name="gr109" draw:text-style-name="P24" draw:layer="layout" svg:width="5.291cm" svg:height="5.291cm" svg:x="16.391cm" svg:y="-1.111cm">
          <draw:image xlink:href="Pictures/10000201000000C8000000C894A3048483E21881.png" xlink:type="simple" xlink:show="embed" xlink:actuate="onLoad">
            <text:p/>
          </draw:image>
        </draw:frame>
        <draw:frame draw:name="Picture 6" draw:style-name="gr109" draw:text-style-name="P24" draw:layer="layout" svg:width="5.291cm" svg:height="5.291cm" svg:x="13.137cm" svg:y="3.713cm">
          <draw:image xlink:href="Pictures/10000201000000C8000000C859B939E0A8CB7598.png" xlink:type="simple" xlink:show="embed" xlink:actuate="onLoad">
            <text:p/>
          </draw:image>
        </draw:frame>
        <draw:frame draw:name="Picture 8" draw:style-name="gr109" draw:text-style-name="P24" draw:layer="layout" svg:width="5.291cm" svg:height="5.291cm" svg:x="22.754cm" svg:y="-1.111cm">
          <draw:image xlink:href="Pictures/10000201000000C8000000C8E72BAB823DAD692E.png" xlink:type="simple" xlink:show="embed" xlink:actuate="onLoad">
            <text:p/>
          </draw:image>
        </draw:frame>
        <draw:frame draw:name="Picture 10" draw:style-name="gr109" draw:text-style-name="P24" draw:layer="layout" svg:width="5.291cm" svg:height="5.291cm" svg:x="6.085cm" svg:y="14.526cm">
          <draw:image xlink:href="Pictures/10000201000000C8000000C8EDA21DA58B3E243C.png" xlink:type="simple" xlink:show="embed" xlink:actuate="onLoad">
            <text:p/>
          </draw:image>
        </draw:frame>
        <draw:frame draw:name="Picture 12" draw:style-name="gr109" draw:text-style-name="P24" draw:layer="layout" svg:width="4.418cm" svg:height="4.418cm" svg:x="7.091cm" svg:y="3.801cm">
          <draw:image xlink:href="Pictures/10000201000000C8000000C8D16985F2D5C240F5.png" xlink:type="simple" xlink:show="embed" xlink:actuate="onLoad">
            <text:p/>
          </draw:image>
        </draw:frame>
        <draw:frame draw:name="Picture 14" draw:style-name="gr109" draw:text-style-name="P24" draw:layer="layout" svg:width="4.973cm" svg:height="4.841cm" svg:x="0.842cm" svg:y="14.856cm">
          <draw:image xlink:href="Pictures/10000201000000C8000000C8B20660F2964A6FDA.png" xlink:type="simple" xlink:show="embed" xlink:actuate="onLoad">
            <text:p/>
          </draw:image>
        </draw:frame>
        <draw:frame draw:name="Picture 6" draw:style-name="gr109" draw:text-style-name="P24" draw:layer="layout" svg:width="5.564cm" svg:height="5.291cm" svg:x="11.509cm" svg:y="14.526cm">
          <draw:image xlink:href="Pictures/10000201000000C8000000C8E0DFA208E614BC5A.png" xlink:type="simple" xlink:show="embed" xlink:actuate="onLoad">
            <text:p/>
          </draw:image>
        </draw:frame>
        <draw:frame draw:name="Picture 16" draw:style-name="gr109" draw:text-style-name="P24" draw:layer="layout" svg:width="4.572cm" svg:height="4.175cm" svg:x="-0.15cm" svg:y="-3.51cm">
          <draw:image xlink:href="Pictures/10000201000000C8000000C8DD198B39A4A36A16.png" xlink:type="simple" xlink:show="embed" xlink:actuate="onLoad">
            <text:p/>
          </draw:image>
        </draw:frame>
        <draw:frame draw:name="Picture 18" draw:style-name="gr109" draw:text-style-name="P24" draw:layer="layout" svg:width="5.291cm" svg:height="5.291cm" svg:x="20.108cm" svg:y="-4.277cm">
          <draw:image xlink:href="Pictures/10000201000000C8000000C887A3909620DB5417.png" xlink:type="simple" xlink:show="embed" xlink:actuate="onLoad">
            <text:p/>
          </draw:image>
        </draw:frame>
        <draw:frame draw:name="Picture 12" draw:style-name="gr109" draw:text-style-name="P24" draw:layer="layout" svg:width="5.079cm" svg:height="5.079cm" svg:x="17.074cm" svg:y="14.737cm">
          <draw:image xlink:href="Pictures/10000201000000C8000000C8D16985F2D5C240F5.png" xlink:type="simple" xlink:show="embed" xlink:actuate="onLoad">
            <text:p/>
          </draw:image>
        </draw:frame>
        <draw:custom-shape draw:name="Tekstvak 5" draw:style-name="gr110" draw:text-style-name="P3" draw:layer="layout" svg:width="2.27cm" svg:height="2.791cm" svg:x="18.428cm" svg:y="15.972cm">
          <text:p text:style-name="P25"><text:span text:style-name="T3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ep 11">
          <draw:custom-shape draw:name="Afgeronde rechthoek 8" draw:style-name="gr111" draw:text-style-name="P7" draw:layer="layout" svg:width="2.742cm" svg:height="3.236cm" svg:x="10.698cm" svg:y="10.0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fgeronde rechthoek 20" draw:style-name="gr111" draw:text-style-name="P7" draw:layer="layout" svg:width="1.445cm" svg:height="0.577cm" svg:x="11.359cm" svg:y="10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Boog 10" draw:style-name="gr111" draw:text-style-name="P7" draw:layer="layout" svg:width="0.797cm" svg:height="0.916cm" svg:x="11.681cm" svg:y="9.525cm">
            <text:p/>
            <draw:enhanced-geometry draw:mirror-horizontal="false" draw:mirror-vertical="false" svg:viewBox="0 0 0 0" draw:text-areas="?f36 ?f42 ?f24 ?f30" draw:type="ooxml-arc" draw:modifiers="10819716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Afgeronde rechthoek 6" draw:style-name="gr111" draw:text-style-name="P7" draw:layer="layout" svg:width="1.86cm" svg:height="2.601cm" svg:x="6.5cm" svg:y="10.045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14" draw:style-name="gr112" draw:text-style-name="P9" draw:layer="layout" svg:width="3.884cm" svg:height="0.277cm" draw:transform="rotate (-1.5707963267949) translate (1.777cm 4.72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ep 21">
          <draw:custom-shape draw:name="Afgeronde rechthoek 6" draw:style-name="gr113" draw:text-style-name="P7" draw:layer="layout" svg:width="1.666cm" svg:height="2.49cm" svg:x="25.407cm" svg:y="4.632cm">
            <text:p/>
  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  <draw:equation draw:name="f0" draw:formula="logwidth"/>
              <draw:equation draw:name="f1" draw:formula="logheight"/>
            </draw:enhanced-geometry>
          </draw:custom-shape>
          <draw:g draw:name="Groep 16">
            <draw:custom-shape draw:name="Afgeronde rechthoek 27" draw:style-name="gr112" draw:text-style-name="P9" draw:layer="layout" svg:width="3.882cm" svg:height="0.277cm" draw:transform="rotate (-0.785921762173046) translate (24.942cm 4.423cm)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fgeronde rechthoek 28" draw:style-name="gr112" draw:text-style-name="P9" draw:layer="layout" svg:width="3.882cm" svg:height="0.277cm" draw:transform="rotate (0.785921762173047) translate (24.717cm 7.17cm)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Afgeronde rechthoek 6" draw:style-name="gr111" draw:text-style-name="P7" draw:layer="layout" svg:width="2.857cm" svg:height="3.809cm" svg:x="14.923cm" svg:y="9.984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31" draw:style-name="gr112" draw:text-style-name="P9" draw:layer="layout" svg:width="1.467cm" svg:height="0.242cm" draw:transform="rotate (-1.5707963267949) translate (16.356cm 11.258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fgeronde rechthoek 32" draw:style-name="gr112" draw:text-style-name="P9" draw:layer="layout" svg:width="1.467cm" svg:height="0.242cm" draw:transform="rotate (-3.14159265358979) translate (16.969cm 12.05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fgeronde rechthoek 6" draw:style-name="gr114" draw:text-style-name="P3" draw:layer="layout" svg:width="1.886cm" svg:height="2.535cm" svg:x="11.681cm" svg:y="11.258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47" draw:style-name="gr115" draw:text-style-name="P9" draw:layer="layout" svg:width="0.444cm" svg:height="19.367cm" draw:transform="rotate (-1.5707963267949) translate (22.301cm 14.08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fgeronde rechthoek 48" draw:style-name="gr112" draw:text-style-name="P9" draw:layer="layout" svg:width="0.453cm" svg:height="14.167cm" draw:transform="rotate (-1.5707963267949) translate (17.524cm 9.32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hoek 22" draw:style-name="gr116" draw:text-style-name="P7" draw:layer="layout" svg:width="3.399cm" svg:height="4.77cm" svg:x="14.70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50" draw:style-name="gr116" draw:text-style-name="P7" draw:layer="layout" svg:width="3.399cm" svg:height="4.77cm" svg:x="10.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51" draw:style-name="gr116" draw:text-style-name="P7" draw:layer="layout" svg:width="3.394cm" svg:height="4.77cm" svg:x="6.30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52" draw:style-name="gr116" draw:text-style-name="P7" draw:layer="layout" svg:width="3.399cm" svg:height="4.77cm" svg:x="2.09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53" draw:style-name="gr116" draw:text-style-name="P7" draw:layer="layout" svg:width="0.802cm" svg:height="4.77cm" svg:x="13.89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54" draw:style-name="gr116" draw:text-style-name="P7" draw:layer="layout" svg:width="0.797cm" svg:height="4.77cm" svg:x="9.70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55" draw:style-name="gr116" draw:text-style-name="P7" draw:layer="layout" svg:width="0.802cm" svg:height="4.77cm" svg:x="5.49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ep 23">
          <draw:custom-shape draw:name="Afgeronde rechthoek 42" draw:style-name="gr112" draw:text-style-name="P9" draw:layer="layout" svg:width="3.359cm" svg:height="0.243cm" draw:transform="rotate (-1.11613805665037) translate (3.471cm 10.295cm)">
            <text:p/>
            <draw:enhanced-geometry draw:mirror-horizontal="tru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al 43" draw:style-name="gr111" draw:text-style-name="P7" draw:layer="layout" svg:width="1.066cm" svg:height="1.19cm" svg:x="2.35cm" svg:y="12.64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al 44" draw:style-name="gr111" draw:text-style-name="P7" draw:layer="layout" svg:width="1.066cm" svg:height="1.19cm" svg:x="4.189cm" svg:y="12.61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Afgeronde rechthoek 56" draw:style-name="gr112" draw:text-style-name="P9" draw:layer="layout" svg:width="3.359cm" svg:height="0.242cm" draw:transform="rotate (-1.11613805665037) translate (2.875cm 10.295cm)">
            <text:p/>
            <draw:enhanced-geometry draw:mirror-horizontal="true" draw:mirror-vertical="tru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Afgeronde rechthoek 6" draw:style-name="gr114" draw:text-style-name="P3" draw:layer="layout" svg:width="2.208cm" svg:height="3.227cm" svg:x="7.091cm" svg:y="10.605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 draw:name="Groep 12">
          <draw:custom-shape draw:name="Afgeronde rechthoek 1" draw:style-name="gr117" draw:text-style-name="P9" draw:layer="layout" svg:width="1.489cm" svg:height="0.362cm" svg:x="2.932cm" svg:y="3.01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hthoek 2" draw:style-name="gr118" draw:text-style-name="P3" draw:layer="layout" svg:width="1.489cm" svg:height="2.944cm" svg:x="2.932cm" svg:y="3.8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lijkbenige driehoek 5" draw:style-name="gr114" draw:text-style-name="P3" draw:layer="layout" svg:width="1.489cm" svg:height="1.259cm" svg:x="2.932cm" svg:y="6.851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elijkbenige driehoek 60" draw:style-name="gr119" draw:text-style-name="P9" draw:layer="layout" svg:width="0.669cm" svg:height="0.584cm" svg:x="3.353cm" svg:y="7.525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hthoek 11" draw:style-name="gr120" draw:text-style-name="P3" draw:layer="layout" svg:width="1.212cm" svg:height="2.814cm" svg:x="3.072cm" svg:y="3.9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fgeronde rechthoek 61" draw:style-name="gr121" draw:text-style-name="P9" draw:layer="layout" svg:width="1.489cm" svg:height="0.141cm" svg:x="2.928cm" svg:y="3.237cm">
            <text:p/>
  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Rechthoek 22" draw:style-name="gr122" draw:text-style-name="P7" draw:layer="layout" svg:width="3.399cm" svg:height="4.77cm" svg:x="19.00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3" draw:text-style-name="P5" draw:layer="layout" svg:width="3.48cm" svg:height="3.593cm" draw:transform="rotate (-0.785398163397448) translate (20.145cm 10.084cm)">
            <text:p/>
            <draw:enhanced-geometry svg:viewBox="0 0 21600 21600" draw:mirror-horizontal="false" draw:mirror-vertical="false" draw:type="block-arc" draw:modifiers="-136.365314507591 8313.636305804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4" draw:text-style-name="P5" draw:layer="layout" svg:width="1.46cm" svg:height="0.372cm" draw:transform="rotate (0.785398163397448) translate (19.285cm 11.0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5" draw:text-style-name="P5" draw:layer="layout" svg:width="1.459cm" svg:height="0.372cm" draw:transform="rotate (0.785398163397448) translate (19.286cm 11.805cm)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6" draw:text-style-name="P5" draw:layer="layout" svg:width="0.411cm" svg:height="1.432cm" draw:transform="rotate (-3.14159265358979) translate (21.875cm 13.878cm)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5" draw:layer="layout" svg:width="0.665cm" svg:height="0.409cm" draw:transform="rotate (-3.14159265358979) translate (20.248cm 11.21cm)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3" draw:text-style-name="P5" draw:layer="layout" svg:width="3.48cm" svg:height="3.593cm" draw:transform="rotate (-1.77901410655782) translate (3.048cm 21.487cm)">
            <text:p/>
            <draw:enhanced-geometry svg:viewBox="0 0 21600 21600" draw:mirror-horizontal="false" draw:mirror-vertical="false" draw:type="block-arc" draw:modifiers="149.936613229563 8721.856954554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4" draw:text-style-name="P5" draw:layer="layout" svg:width="1.46cm" svg:height="0.372cm" draw:transform="rotate (0.785398163397448) translate (0.112cm 21.25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5" draw:text-style-name="P5" draw:layer="layout" svg:width="1.459cm" svg:height="0.372cm" draw:transform="rotate (0.785398163397448) translate (0.113cm 22.04cm)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7" draw:text-style-name="P4" draw:layer="layout" svg:width="2.794cm" svg:height="3.556cm" svg:x="25.936cm" svg:y="20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" draw:layer="layout" svg:width="2.794cm" svg:height="3.556cm" svg:x="21.844cm" svg:y="19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" draw:layer="layout" svg:width="2.794cm" svg:height="3.556cm" svg:x="26.352cm" svg:y="19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" draw:layer="layout" svg:width="1.778cm" svg:height="1.016cm" svg:x="23.212cm" svg:y="21.1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11" draw:layer="layout" svg:width="3.302cm" svg:height="9.652cm" svg:x="-2.54cm" svg:y="5.08cm">
          <text:p text:style-name="P11">Undo</text:p>
          <text:p text:style-name="P11">Cut</text:p>
          <text:p text:style-name="P11">Copy</text:p>
          <text:p text:style-name="P11">Paste </text:p>
          <text:p text:style-name="P11"/>
          <text:p text:style-name="P11">Edit</text:p>
          <text:p text:style-name="P11">Insert</text:p>
          <text:p text:style-name="P11">Append</text:p>
          <text:p text:style-name="P11">Replace</text:p>
          <text:p text:style-name="P11"/>
          <text:p text:style-name="P11">Replace All</text:p>
          <text:p text:style-name="P11">Export All</text:p>
          <draw:enhanced-geometry svg:viewBox="0 0 21600 21600" draw:type="rectangle" draw:enhanced-path="M 0 0 L 21600 0 21600 21600 0 21600 0 0 Z N"/>
        </draw:custom-shape>
        <draw:g draw:name="Groep 23">
          <draw:custom-shape draw:name="Afgeronde rechthoek 42" draw:style-name="gr33" draw:text-style-name="P9" draw:layer="layout" svg:width="3.359cm" svg:height="0.243cm" draw:transform="rotate (-1.11613805665037) translate (5.074cm 20.592cm)">
            <text:p/>
            <draw:enhanced-geometry draw:mirror-horizontal="tru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al 43" draw:style-name="gr34" draw:text-style-name="P7" draw:layer="layout" svg:width="1.066cm" svg:height="1.19cm" svg:x="3.953cm" svg:y="22.9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al 44" draw:style-name="gr34" draw:text-style-name="P7" draw:layer="layout" svg:width="1.066cm" svg:height="1.19cm" svg:x="5.792cm" svg:y="22.90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Afgeronde rechthoek 56" draw:style-name="gr33" draw:text-style-name="P9" draw:layer="layout" svg:width="3.359cm" svg:height="0.242cm" draw:transform="rotate (-1.11613805665037) translate (4.478cm 20.592cm)">
            <text:p/>
            <draw:enhanced-geometry draw:mirror-horizontal="true" draw:mirror-vertical="tru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Afgeronde rechthoek 6" draw:style-name="gr130" draw:text-style-name="P7" draw:layer="layout" svg:width="1.86cm" svg:height="2.601cm" svg:x="8.128cm" svg:y="20.828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custom-shape draw:name="Afgeronde rechthoek 6" draw:style-name="gr131" draw:text-style-name="P3" draw:layer="layout" svg:width="2.208cm" svg:height="3.227cm" svg:x="8.719cm" svg:y="21.388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draw:g draw:name="Groep 11">
          <draw:custom-shape draw:name="Afgeronde rechthoek 8" draw:style-name="gr132" draw:text-style-name="P7" draw:layer="layout" svg:width="2.742cm" svg:height="3.236cm" svg:x="12.192cm" svg:y="20.8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fgeronde rechthoek 20" draw:style-name="gr133" draw:text-style-name="P7" draw:layer="layout" svg:width="1.445cm" svg:height="0.577cm" svg:x="12.853cm" svg:y="20.86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Boog 10" draw:style-name="gr134" draw:text-style-name="P7" draw:layer="layout" svg:width="0.797cm" svg:height="0.916cm" svg:x="13.175cm" svg:y="20.37cm">
            <text:p/>
            <draw:enhanced-geometry draw:mirror-horizontal="false" draw:mirror-vertical="false" svg:viewBox="0 0 0 0" draw:text-areas="?f36 ?f42 ?f24 ?f30" draw:type="ooxml-arc" draw:modifiers="10819716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Afgeronde rechthoek 6" draw:style-name="gr135" draw:text-style-name="P3" draw:layer="layout" svg:width="1.886cm" svg:height="2.535cm" svg:x="13.175cm" svg:y="22.103cm">
          <text:p/>
          <draw:enhanced-geometry draw:mirror-horizontal="false" draw:mirror-vertical="false" svg:viewBox="0 0 0 0" drawooo:sub-view-size="922906 1258211" draw:text-areas="0 0 ?f0 ?f1" draw:type="ooxml-non-primitive" draw:enhanced-path="M 153821 0 L 702353 0 922906 339201 922906 1104390 C 922906 1189343 854038 1258211 769085 1258211 L 153821 1258211 C 68868 1258211 0 1189343 0 1104390 L 0 153821 C 0 68868 68868 0 153821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6" draw:layer="layout" svg:width="19.798cm" svg:height="11.136cm" svg:x="0.6cm" svg:y="2.257cm" draw:page-number="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4" draw:display-name="Gradient 14" draw:style="linear" draw:start-color="#ffffff" draw:end-color="#ffffff" draw:start-intensity="100%" draw:end-intensity="100%" draw:angle="0" draw:border="0%"/>
    <draw:gradient draw:name="Gradient_20_4" draw:display-name="Gradient 4" draw:style="linear" draw:start-color="#ffffff" draw:end-color="#ffffff" draw:start-intensity="100%" draw:end-intensity="100%" draw:angle="500" draw:border="0%"/>
    <draw:gradient draw:name="Gradient_20_7" draw:display-name="Gradient 7" draw:style="rectangular" draw:cx="50%" draw:cy="50%" draw:start-color="#ffffff" draw:end-color="#ffffff" draw:start-intensity="100%" draw:end-intensity="100%" draw:angle="5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2="1" draw:dots2-length="0.846cm" draw:distance="0.282cm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 style:shrink-to-fit="true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32pt" fo:letter-spacing="normal" fo:language="nl" fo:country="N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nl" style:country-asian="NL" style:font-style-asian="normal" style:font-weight-asian="normal" style:font-name-complex="Arial" style:font-family-complex="Arial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eldia-outline3" style:family="presentation" style:parent-style-name="Titeldia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dia-outline4" style:family="presentation" style:parent-style-name="Titeldia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dia-outline5" style:family="presentation" style:parent-style-name="Titeldia-outline4">
      <style:paragraph-properties fo:margin-top="0.1cm" fo:margin-bottom="0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.1cm" fo:margin-bottom="0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.1cm" fo:margin-bottom="0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.1cm" fo:margin-bottom="0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.1cm" fo:margin-bottom="0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language-asian="nl" style:country-asian="NL" style:font-style-asian="normal" style:font-weight-asian="normal" style:font-name-complex="Arial" style:font-family-complex="Arial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32pt" fo:letter-spacing="normal" fo:language="nl" fo:country="N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nl" style:country-asian="NL" style:font-style-asian="normal" style:font-weight-asian="normal" style:font-name-complex="Arial" style:font-family-complex="Arial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.1cm" fo:margin-bottom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.1cm" fo:margin-bottom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.1cm" fo:margin-bottom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.1cm" fo:margin-bottom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.1cm" fo:margin-bottom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language-asian="nl" style:country-asian="NL" style:font-style-asian="normal" style:font-weight-asian="normal" style:font-name-complex="Arial" style:font-family-complex="Arial" style:font-size-complex="44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dia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di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</text:span><text:span text:style-name="MT2">li</text:span><text:span text:style-name="MT2">k </text:span><text:span text:style-name="MT2">o</text:span><text:span text:style-name="MT2">m</text:span><text:span text:style-name="MT2"> </text:span><text:span text:style-name="MT2">d</text:span><text:span text:style-name="MT2">e </text:span><text:span text:style-name="MT2">s</text:span><text:span text:style-name="MT2">ti</text:span><text:span text:style-name="MT2">jl </text:span><text:span text:style-name="MT2">t</text:span><text:span text:style-name="MT2">e </text:span><text:span text:style-name="MT2">b</text:span><text:span text:style-name="MT2">e</text:span><text:span text:style-name="MT2">w</text:span><text:span text:style-name="MT2">e</text:span><text:span text:style-name="MT2">r</text:span><text:span text:style-name="MT2">k</text:span><text:span text:style-name="MT2">e</text:span><text:span text:style-name="MT2">n</text:span></text:p>
        </draw:text-box>
      </draw:frame>
      <draw:frame draw:name="Tijdelijke aanduiding voor datum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7-22">7/22/19</text:date></text:span></text:p>
        </draw:text-box>
      </draw:frame>
      <draw:frame draw:name="Tijdelijke aanduiding voor voettekst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dia-title" draw:layer="backgroundobjects" svg:width="19.798cm" svg:height="11.136cm" svg:x="0.6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</text:span><text:span text:style-name="MT2">li</text:span><text:span text:style-name="MT2">k </text:span><text:span text:style-name="MT2">o</text:span><text:span text:style-name="MT2">m</text:span><text:span text:style-name="MT2"> </text:span><text:span text:style-name="MT2">d</text:span><text:span text:style-name="MT2">e </text:span><text:span text:style-name="MT2">s</text:span><text:span text:style-name="MT2">ti</text:span><text:span text:style-name="MT2">jl </text:span><text:span text:style-name="MT2">t</text:span><text:span text:style-name="MT2">e </text:span><text:span text:style-name="MT2">b</text:span><text:span text:style-name="MT2">e</text:span><text:span text:style-name="MT2">w</text:span><text:span text:style-name="MT2">e</text:span><text:span text:style-name="MT2">r</text:span><text:span text:style-name="MT2">k</text:span><text:span text:style-name="MT2">e</text:span><text:span text:style-name="MT2">n</text:span></text:p>
        </draw:text-box>
      </draw:frame>
      <draw:frame draw:name="Tijdelijke aanduiding voor inhoud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k om de modelstijlen te bewerken</text:span></text:p>
              <text:list>
                <text:list-item>
                  <text:p text:style-name="MP11"><text:span text:style-name="MT5">Tweede niveau</text:span></text:p>
                  <text:list>
                    <text:list-item>
                      <text:p text:style-name="MP12"><text:span text:style-name="MT6">Derde niveau</text:span></text:p>
                      <text:list>
                        <text:list-item>
                          <text:p text:style-name="MP13"><text:span text:style-name="MT7">Vierde niveau</text:span></text:p>
                          <text:list>
                            <text:list-item>
                              <text:p text:style-name="MP13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7-22">7/22/19</text:date></text:span></text:p>
        </draw:text-box>
      </draw:frame>
      <draw:frame draw:name="Tijdelijke aanduiding voor voettekst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en_20_object-title" draw:layer="backgroundobjects" svg:width="14.848cm" svg:height="11.136cm" svg:x="3.075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Janssens, Nard</meta:initial-creator>
    <meta:editing-cycles>45</meta:editing-cycles>
    <meta:creation-date>2018-06-25T06:29:07</meta:creation-date>
    <dc:date>2019-07-22T11:34:42.610902942</dc:date>
    <meta:editing-duration>PT10H45M35S</meta:editing-duration>
    <meta:generator>LibreOffice/6.0.7.3$Linux_X86_64 LibreOffice_project/00m0$Build-3</meta:generator>
    <meta:document-statistic meta:object-count="780"/>
    <meta:user-defined meta:name="AppVersion">14.0000</meta:user-defined>
    <meta:user-defined meta:name="Company">Ministerie van OCW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blank" xlink:href=""/>
  </office:meta>
</office:document-meta>
</file>